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0000001DA0000016436969ED95323E0B5.png" manifest:media-type="image/png"/>
  <manifest:file-entry manifest:full-path="Pictures/10000000000002D000000163314323E0F382D938.jpg" manifest:media-type="image/jpeg"/>
  <manifest:file-entry manifest:full-path="Pictures/TablePreview1.svm" manifest:media-type=""/>
  <manifest:file-entry manifest:full-path="Pictures/100000000000011B000000E7795CE7A47A4D3241.jpg" manifest:media-type="image/jpeg"/>
  <manifest:file-entry manifest:full-path="Pictures/10000000000002D0000001631489FD43C5F7B932.jpg" manifest:media-type="image/jpeg"/>
  <manifest:file-entry manifest:full-path="Pictures/10000000000002D000000163867628BF9F17A8F9.jpg" manifest:media-type="image/jpeg"/>
  <manifest:file-entry manifest:full-path="Pictures/100002010000006F0000003F3784E27DF17893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8cm" fo:min-width="0.304cm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dash" draw:stroke-dash="Fine_20_Dashed" draw:fill-color="#ffffff" draw:opacity="100%" draw:opacity-name="Transparency_20_7" draw:textarea-horizontal-align="justify" draw:textarea-vertical-align="middle" draw:auto-grow-height="false" fo:min-height="0.004cm" fo:min-width="0.304cm"/>
    </style:style>
    <style:style style:name="gr4" style:family="graphic" style:parent-style-name="standard">
      <style:graphic-properties draw:stroke="dash" draw:stroke-dash="Fine_20_Dashed" draw:fill-color="#ffffff" draw:opacity="100%" draw:opacity-name="Transparency_20_1" draw:textarea-horizontal-align="justify" draw:textarea-vertical-align="middle" draw:auto-grow-height="false" fo:min-height="0.004cm" fo:min-width="0.3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fill-color="#c4ddf4" draw:textarea-horizontal-align="justify" draw:textarea-vertical-align="middle" draw:auto-grow-height="false" fo:min-height="0.47cm" fo:min-width="4.82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a8f0ac" draw:textarea-horizontal-align="justify" draw:textarea-vertical-align="middle" draw:auto-grow-height="false" fo:min-height="0.464cm" fo:min-width="5.7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34cm" fo:min-width="0.304cm"/>
    </style:style>
    <style:style style:name="gr13" style:family="graphic" style:parent-style-name="standard">
      <style:graphic-properties draw:fill-color="#c4ddf4" draw:textarea-horizontal-align="justify" draw:textarea-vertical-align="middle" draw:auto-grow-height="false" fo:min-height="0.315cm" fo:min-width="0.5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004cm" fo:min-width="0.30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8cm" fo:min-width="0.304cm"/>
    </style:style>
    <style:style style:name="gr18" style:family="graphic" style:parent-style-name="standard">
      <style:graphic-properties draw:fill-color="#f0a8a8" draw:textarea-horizontal-align="justify" draw:textarea-vertical-align="middle" draw:auto-grow-height="false" fo:min-height="0.18cm" fo:min-width="2.312cm"/>
    </style:style>
    <style:style style:name="gr19" style:family="graphic" style:parent-style-name="standard">
      <style:graphic-properties draw:fill-color="#f0a8a8" draw:textarea-horizontal-align="justify" draw:textarea-vertical-align="middle" draw:auto-grow-height="false" fo:min-height="0.3cm" fo:min-width="0.496cm"/>
    </style:style>
    <style:style style:name="gr20" style:family="graphic">
      <style:graphic-properties style:protect="size"/>
    </style:style>
    <style:style style:name="pr1" style:family="presentation" style:parent-style-name="_33__5f_Title_20_Slide_5f_-title" style:list-style-name="L2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.254cm" fo:padding-right="0.254cm" fo:wrap-option="wrap"/>
    </style:style>
    <style:style style:name="pr2" style:family="presentation" style:parent-style-name="_33__5f_Title_20_Slide_5f_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80808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 fo:hyphenate="false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 draw:opacity="100%" draw:opacity-name="Transparency_20_7"/>
      <style:paragraph-properties fo:text-align="center"/>
    </style:style>
    <style:style style:name="P6" style:family="paragraph">
      <loext:graphic-properties draw:fill-color="#ffffff" draw:opacity="100%" draw:opacity-name="Transparency_20_1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c4ddf4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a8f0ac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-color="#c4ddf4"/>
      <style:paragraph-properties fo:text-align="center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start"/>
      <style:text-properties fo:font-size="18pt" fo:language="en" fo:country="US"/>
    </style:style>
    <style:style style:name="P15" style:family="paragraph">
      <loext:graphic-properties draw:fill-color="#f0a8a8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-color="#f0a8a8"/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Title_20_Slide_5f_" presentation:presentation-page-layout-name="AL1T0">
        <office:forms form:automatic-focus="false" form:apply-design-mode="false"/>
        <draw:frame draw:name="Title 1" presentation:style-name="pr1" draw:text-style-name="P2" draw:layer="layout" svg:width="17.144cm" svg:height="0.885cm" svg:x="2.307cm" svg:y="0.361cm" presentation:class="title" presentation:user-transformed="true">
          <draw:text-box>
            <text:p text:style-name="P1"><text:span text:style-name="T1">Phobos LRS architecture : big picture</text:span></text:p>
          </draw:text-box>
        </draw:frame>
        <draw:g>
          <draw:custom-shape draw:style-name="gr1" draw:text-style-name="P3" draw:layer="layout" svg:width="0.508cm" svg:height="0.53cm" svg:x="11.064cm" svg:y="2.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1.064cm" svg:y1="2.264cm" svg:x2="11.572cm" svg:y2="2.264cm">
            <text:p/>
          </draw:line>
          <draw:custom-shape draw:style-name="gr3" draw:text-style-name="P5" draw:layer="layout" svg:width="0.508cm" svg:height="0.254cm" svg:x="11.064cm" svg:y="1.7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1.064cm" svg:y="2.49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0.762cm" svg:height="0.954cm" svg:x="14.266cm" svg:y="1.794cm">
          <draw:text-box>
            <text:p>...</text:p>
          </draw:text-box>
        </draw:frame>
        <draw:frame draw:style-name="gr5" draw:text-style-name="P7" draw:layer="layout" svg:width="0.762cm" svg:height="0.954cm" svg:x="15.912cm" svg:y="4.75cm">
          <draw:text-box>
            <text:p>...</text:p>
          </draw:text-box>
        </draw:frame>
        <draw:custom-shape draw:style-name="gr6" draw:text-style-name="P9" draw:layer="layout" svg:width="7.112cm" svg:height="1.016cm" svg:x="11.176cm" svg:y="3.202cm">
          <text:p text:style-name="P8">Communication Th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1.1cm" svg:y1="2.748cm" svg:x2="12.37cm" svg:y2="3.256cm">
          <text:p/>
        </draw:line>
        <draw:line draw:style-name="gr7" draw:text-style-name="P10" draw:layer="layout" svg:x1="12.116cm" svg:y1="2.77cm" svg:x2="13.132cm" svg:y2="3.202cm">
          <text:p/>
        </draw:line>
        <draw:line draw:style-name="gr7" draw:text-style-name="P10" draw:layer="layout" svg:x1="13.132cm" svg:y1="2.824cm" svg:x2="13.64cm" svg:y2="3.202cm">
          <text:p/>
        </draw:line>
        <draw:line draw:style-name="gr7" draw:text-style-name="P10" draw:layer="layout" svg:x1="13.994cm" svg:y1="2.824cm" svg:x2="14.502cm" svg:y2="3.202cm">
          <text:p/>
        </draw:line>
        <draw:line draw:style-name="gr7" draw:text-style-name="P10" draw:layer="layout" svg:x1="15.418cm" svg:y1="2.824cm" svg:x2="14.91cm" svg:y2="3.202cm">
          <text:p/>
        </draw:line>
        <draw:line draw:style-name="gr7" draw:text-style-name="P10" draw:layer="layout" svg:x1="16.434cm" svg:y1="2.748cm" svg:x2="15.672cm" svg:y2="3.202cm">
          <text:p/>
        </draw:line>
        <draw:line draw:style-name="gr7" draw:text-style-name="P10" draw:layer="layout" svg:x1="17.368cm" svg:y1="2.748cm" svg:x2="16.434cm" svg:y2="3.256cm">
          <text:p/>
        </draw:line>
        <draw:line draw:style-name="gr7" draw:text-style-name="P10" draw:layer="layout" svg:x1="13.794cm" svg:y1="4.272cm" svg:x2="13.286cm" svg:y2="4.826cm">
          <text:p/>
        </draw:line>
        <draw:line draw:style-name="gr7" draw:text-style-name="P10" draw:layer="layout" svg:x1="14.81cm" svg:y1="4.272cm" svg:x2="19.558cm" svg:y2="4.826cm">
          <text:p/>
        </draw:line>
        <draw:custom-shape draw:style-name="gr8" draw:text-style-name="P11" draw:layer="layout" svg:width="8.382cm" svg:height="1.008cm" svg:x="7.112cm" svg:y="6.358cm">
          <text:p text:style-name="P8"><text:span text:style-name="T2">Family 1 <text:s text:c="4"/>Scheduling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3.186cm" svg:y1="5.958cm" svg:x2="9.906cm" svg:y2="6.604cm">
          <text:p/>
        </draw:line>
        <draw:line draw:style-name="gr7" draw:text-style-name="P10" draw:layer="layout" svg:x1="9.906cm" svg:y1="7.336cm" svg:x2="8.636cm" svg:y2="8.028cm">
          <text:p/>
        </draw:line>
        <draw:line draw:style-name="gr7" draw:text-style-name="P10" draw:layer="layout" svg:x1="19.812cm" svg:y1="5.842cm" svg:x2="19.558cm" svg:y2="6.604cm">
          <text:p/>
        </draw:line>
        <draw:frame draw:style-name="gr9" draw:text-style-name="P12" draw:layer="layout" svg:width="6.894cm" svg:height="1.345cm" svg:x="0.726cm" svg:y="1.886cm">
          <draw:text-box>
            <text:p><text:span text:style-name="T3">Reading from Clients sockets</text:span></text:p>
          </draw:text-box>
        </draw:frame>
        <draw:frame draw:style-name="gr9" draw:text-style-name="P12" draw:layer="layout" svg:width="7.4cm" svg:height="1.345cm" svg:x="0.22cm" svg:y="4.688cm">
          <draw:text-box>
            <text:p><text:span text:style-name="T3">Input requests queue per family</text:span></text:p>
          </draw:text-box>
        </draw:frame>
        <draw:frame draw:style-name="gr10" draw:text-style-name="P12" draw:layer="layout" svg:width="6.202cm" svg:height="1.892cm" svg:x="0.656cm" svg:y="5.92cm">
          <draw:text-box>
            <text:p><text:span text:style-name="T3">Scheduler internal</text:span></text:p>
            <text:p><text:span text:style-name="T3">ordered queue per family</text:span></text:p>
          </draw:text-box>
        </draw:frame>
        <draw:frame draw:style-name="gr9" draw:text-style-name="P12" draw:layer="layout" svg:width="6.694cm" svg:height="1.345cm" svg:x="0.418cm" svg:y="7.916cm">
          <draw:text-box>
            <text:p><text:span text:style-name="T3">Scheduled queue per device</text:span></text:p>
          </draw:text-box>
        </draw:frame>
        <draw:frame draw:style-name="gr11" draw:text-style-name="P12" draw:layer="layout" svg:width="5.334cm" svg:height="0.798cm" svg:x="0.542cm" svg:y="10.656cm">
          <draw:text-box>
            <text:p><text:span text:style-name="T3">Running set per device</text:span></text:p>
          </draw:text-box>
        </draw:frame>
        <draw:frame draw:style-name="gr11" draw:text-style-name="P12" draw:layer="layout" svg:width="5.334cm" svg:height="0.798cm" svg:x="0.542cm" svg:y="11.654cm">
          <draw:text-box>
            <text:p><text:span text:style-name="T3">To-sync set per device</text:span></text:p>
          </draw:text-box>
        </draw:frame>
        <draw:line draw:style-name="gr7" draw:text-style-name="P10" draw:layer="layout" svg:x1="10.16cm" svg:y1="7.336cm" svg:x2="13.108cm" svg:y2="8.028cm">
          <text:p/>
        </draw:line>
        <draw:frame draw:style-name="gr5" draw:text-style-name="P7" draw:layer="layout" svg:width="0.762cm" svg:height="0.954cm" svg:x="20.32cm" svg:y="9.222cm">
          <draw:text-box>
            <text:p>...</text:p>
          </draw:text-box>
        </draw:frame>
        <draw:frame draw:style-name="gr5" draw:text-style-name="P7" draw:layer="layout" svg:width="0.762cm" svg:height="0.954cm" svg:x="10.668cm" svg:y="9.222cm">
          <draw:text-box>
            <text:p>...</text:p>
          </draw:text-box>
        </draw:frame>
        <draw:line draw:style-name="gr7" draw:text-style-name="P10" draw:layer="layout" svg:x1="19.558cm" svg:y1="7.436cm" svg:x2="18.034cm" svg:y2="8.183cm">
          <text:p/>
        </draw:line>
        <draw:line draw:style-name="gr7" draw:text-style-name="P10" draw:layer="layout" svg:x1="19.558cm" svg:y1="7.436cm" svg:x2="23.114cm" svg:y2="8.128cm">
          <text:p/>
        </draw:line>
        <draw:g>
          <draw:custom-shape draw:style-name="gr1" draw:text-style-name="P3" draw:layer="layout" svg:width="0.508cm" svg:height="0.53cm" svg:x="11.864cm" svg:y="2.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1.864cm" svg:y1="2.264cm" svg:x2="12.372cm" svg:y2="2.264cm">
            <text:p/>
          </draw:line>
          <draw:custom-shape draw:style-name="gr3" draw:text-style-name="P5" draw:layer="layout" svg:width="0.508cm" svg:height="0.254cm" svg:x="11.864cm" svg:y="1.7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1.864cm" svg:y="2.4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0.508cm" svg:height="0.53cm" svg:x="12.764cm" svg:y="2.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2.764cm" svg:y1="2.264cm" svg:x2="13.272cm" svg:y2="2.264cm">
            <text:p/>
          </draw:line>
          <draw:custom-shape draw:style-name="gr3" draw:text-style-name="P5" draw:layer="layout" svg:width="0.508cm" svg:height="0.254cm" svg:x="12.764cm" svg:y="1.7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2.764cm" svg:y="2.4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0.508cm" svg:height="0.53cm" svg:x="13.664cm" svg:y="2.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3.664cm" svg:y1="2.264cm" svg:x2="14.172cm" svg:y2="2.264cm">
            <text:p/>
          </draw:line>
          <draw:custom-shape draw:style-name="gr3" draw:text-style-name="P5" draw:layer="layout" svg:width="0.508cm" svg:height="0.254cm" svg:x="13.664cm" svg:y="1.7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3.664cm" svg:y="2.4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0.508cm" svg:height="0.53cm" svg:x="15.164cm" svg:y="2.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5.164cm" svg:y1="2.264cm" svg:x2="15.672cm" svg:y2="2.264cm">
            <text:p/>
          </draw:line>
          <draw:custom-shape draw:style-name="gr3" draw:text-style-name="P5" draw:layer="layout" svg:width="0.508cm" svg:height="0.254cm" svg:x="15.164cm" svg:y="1.7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5.164cm" svg:y="2.4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0.508cm" svg:height="0.53cm" svg:x="16.164cm" svg:y="2.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6.164cm" svg:y1="2.264cm" svg:x2="16.672cm" svg:y2="2.264cm">
            <text:p/>
          </draw:line>
          <draw:custom-shape draw:style-name="gr3" draw:text-style-name="P5" draw:layer="layout" svg:width="0.508cm" svg:height="0.254cm" svg:x="16.164cm" svg:y="1.7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6.164cm" svg:y="2.4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0.508cm" svg:height="0.53cm" svg:x="17.064cm" svg:y="2.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7.064cm" svg:y1="2.264cm" svg:x2="17.572cm" svg:y2="2.264cm">
            <text:p/>
          </draw:line>
          <draw:custom-shape draw:style-name="gr3" draw:text-style-name="P5" draw:layer="layout" svg:width="0.508cm" svg:height="0.254cm" svg:x="17.064cm" svg:y="1.7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7.064cm" svg:y="2.4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0.508cm" svg:height="0.53cm" svg:x="13.064cm" svg:y="5.1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3.064cm" svg:y1="5.364cm" svg:x2="13.572cm" svg:y2="5.364cm">
            <text:p/>
          </draw:line>
          <draw:custom-shape draw:style-name="gr3" draw:text-style-name="P5" draw:layer="layout" svg:width="0.508cm" svg:height="0.254cm" svg:x="13.064cm" svg:y="4.8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3.064cm" svg:y="5.5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0.508cm" svg:height="0.53cm" svg:x="19.558cm" svg:y="5.0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9.558cm" svg:y1="5.334cm" svg:x2="20.066cm" svg:y2="5.334cm">
            <text:p/>
          </draw:line>
          <draw:custom-shape draw:style-name="gr3" draw:text-style-name="P5" draw:layer="layout" svg:width="0.508cm" svg:height="0.254cm" svg:x="19.558cm" svg:y="4.8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9.558cm" svg:y="5.5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layout" svg:width="0.508cm" svg:height="0.53cm" svg:x="9.706cm" svg:y="6.59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9.706cm" svg:y1="6.852cm" svg:x2="10.214cm" svg:y2="6.852cm">
            <text:p/>
          </draw:line>
          <draw:custom-shape draw:style-name="gr3" draw:text-style-name="P5" draw:layer="layout" svg:width="0.508cm" svg:height="0.254cm" svg:x="9.706cm" svg:y="6.3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9.706cm" svg:y="7.0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3" draw:layer="layout" svg:width="0.508cm" svg:height="0.784cm" draw:transform="rotate (1.57201805727129) translate (15.742cm 13.659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5.997cm" svg:y1="13.659cm" svg:x2="15.996cm" svg:y2="13.151cm">
            <text:p/>
          </draw:line>
          <draw:line draw:style-name="gr2" draw:text-style-name="P4" draw:layer="layout" svg:x1="16.297cm" svg:y1="13.659cm" svg:x2="16.296cm" svg:y2="13.151cm">
            <text:p/>
          </draw:line>
          <draw:custom-shape draw:style-name="gr3" draw:text-style-name="P5" draw:layer="layout" svg:width="0.508cm" svg:height="0.254cm" draw:transform="rotate (1.57201805727129) translate (15.488cm 13.6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draw:transform="rotate (1.57201805727129) translate (16.526cm 13.65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3" draw:layer="layout" svg:width="1.029cm" svg:height="0.799cm" svg:x="17.88cm" svg:y="12.954cm">
          <text:p text:style-name="P8"><text:span text:style-name="T4">Comm.</text:span></text:p>
          <text:p text:style-name="P8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3" draw:layer="layout" svg:width="0.508cm" svg:height="0.784cm" draw:transform="rotate (1.57201805727129) translate (19.542cm 13.459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9.797cm" svg:y1="13.459cm" svg:x2="19.796cm" svg:y2="12.951cm">
            <text:p/>
          </draw:line>
          <draw:line draw:style-name="gr2" draw:text-style-name="P4" draw:layer="layout" svg:x1="20.097cm" svg:y1="13.459cm" svg:x2="20.096cm" svg:y2="12.951cm">
            <text:p/>
          </draw:line>
          <draw:custom-shape draw:style-name="gr3" draw:text-style-name="P5" draw:layer="layout" svg:width="0.508cm" svg:height="0.254cm" draw:transform="rotate (1.57201805727129) translate (19.288cm 13.4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draw:transform="rotate (1.57201805727129) translate (20.326cm 13.45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3" draw:layer="layout" svg:width="0.508cm" svg:height="0.784cm" draw:transform="rotate (1.57201805727129) translate (21.042cm 13.559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21.297cm" svg:y1="13.559cm" svg:x2="21.296cm" svg:y2="13.051cm">
            <text:p/>
          </draw:line>
          <draw:line draw:style-name="gr2" draw:text-style-name="P4" draw:layer="layout" svg:x1="21.597cm" svg:y1="13.559cm" svg:x2="21.596cm" svg:y2="13.051cm">
            <text:p/>
          </draw:line>
          <draw:custom-shape draw:style-name="gr3" draw:text-style-name="P5" draw:layer="layout" svg:width="0.508cm" svg:height="0.254cm" draw:transform="rotate (1.57201805727129) translate (20.788cm 13.5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draw:transform="rotate (1.57201805727129) translate (21.826cm 13.55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3" draw:layer="layout" svg:width="0.508cm" svg:height="0.784cm" draw:transform="rotate (1.57201805727129) translate (23.142cm 13.759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23.397cm" svg:y1="13.759cm" svg:x2="23.396cm" svg:y2="13.251cm">
            <text:p/>
          </draw:line>
          <draw:line draw:style-name="gr2" draw:text-style-name="P4" draw:layer="layout" svg:x1="23.697cm" svg:y1="13.759cm" svg:x2="23.696cm" svg:y2="13.251cm">
            <text:p/>
          </draw:line>
          <draw:custom-shape draw:style-name="gr3" draw:text-style-name="P5" draw:layer="layout" svg:width="0.508cm" svg:height="0.254cm" draw:transform="rotate (1.57201805727129) translate (22.888cm 13.76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draw:transform="rotate (1.57201805727129) translate (23.926cm 13.759cm)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0.762cm" svg:height="0.954cm" svg:x="22.066cm" svg:y="12.794cm">
          <draw:text-box>
            <text:p>...</text:p>
          </draw:text-box>
        </draw:frame>
        <draw:line draw:style-name="gr7" draw:text-style-name="P10" draw:layer="layout" svg:x1="10.323cm" svg:y1="12.25cm" svg:x2="15.687cm" svg:y2="13.462cm">
          <text:p/>
        </draw:line>
        <draw:line draw:style-name="gr7" draw:text-style-name="P10" draw:layer="layout" svg:x1="14.986cm" svg:y1="12.208cm" svg:x2="15.494cm" svg:y2="13.208cm">
          <text:p/>
        </draw:line>
        <draw:line draw:style-name="gr7" draw:text-style-name="P10" draw:layer="layout" svg:x1="19.589cm" svg:y1="12.208cm" svg:x2="15.687cm" svg:y2="12.954cm">
          <text:p/>
        </draw:line>
        <draw:line draw:style-name="gr7" draw:text-style-name="P10" draw:layer="layout" svg:x1="24.476cm" svg:y1="12.192cm" svg:x2="16.256cm" svg:y2="12.954cm">
          <text:p/>
        </draw:line>
        <draw:line draw:style-name="gr7" draw:text-style-name="P10" draw:layer="layout" svg:x1="16.822cm" svg:y1="13.452cm" svg:x2="18.047cm" svg:y2="13.452cm">
          <text:p/>
        </draw:line>
        <draw:line draw:style-name="gr7" draw:text-style-name="P10" draw:layer="layout" svg:x1="18.909cm" svg:y1="13.208cm" svg:x2="19.541cm" svg:y2="13.208cm">
          <text:p/>
        </draw:line>
        <draw:line draw:style-name="gr7" draw:text-style-name="P10" draw:layer="layout" svg:x1="18.909cm" svg:y1="13.462cm" svg:x2="20.828cm" svg:y2="13.462cm">
          <text:p/>
        </draw:line>
        <draw:line draw:style-name="gr7" draw:text-style-name="P10" draw:layer="layout" svg:x1="18.909cm" svg:y1="13.662cm" svg:x2="22.887cm" svg:y2="13.716cm">
          <text:p/>
        </draw:line>
        <draw:frame draw:style-name="gr11" draw:text-style-name="P12" draw:layer="layout" svg:width="5.334cm" svg:height="0.798cm" svg:x="0.542cm" svg:y="12.354cm">
          <draw:text-box>
            <text:p><text:span text:style-name="T3">Response Queue</text:span></text:p>
          </draw:text-box>
        </draw:frame>
        <draw:frame draw:style-name="gr14" draw:text-style-name="P12" draw:layer="layout" svg:width="6.34cm" svg:height="0.798cm" svg:x="2.042cm" svg:y="12.954cm">
          <draw:text-box>
            <text:p><text:span text:style-name="T3">Writing into Clients sockets</text:span></text:p>
          </draw:text-box>
        </draw:frame>
        <draw:g>
          <draw:frame draw:style-name="gr15" draw:text-style-name="P14" draw:layer="layout" svg:width="0.816cm" svg:height="0.873cm" svg:x="9.178cm" svg:y="8.206cm">
            <draw:image xlink:href="Pictures/10000200000001DA0000016436969ED95323E0B5.png" xlink:type="simple" xlink:show="embed" xlink:actuate="onLoad">
              <text:p/>
            </draw:image>
          </draw:frame>
          <draw:custom-shape draw:style-name="gr16" draw:text-style-name="P3" draw:layer="layout" svg:width="0.508cm" svg:height="0.254cm" svg:x="8.382cm" svg:y="8.3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508cm" svg:height="0.254cm" svg:x="8.382cm" svg:y="8.09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8.382cm" svg:y="8.63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508cm" svg:height="0.508cm" svg:x="8.416cm" svg:y="10.94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3" draw:layer="layout" svg:width="0.508cm" svg:height="0.784cm" draw:transform="rotate (1.57201805727129) translate (8.242cm 12.259cm)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4" draw:layer="layout" svg:x1="8.497cm" svg:y1="12.259cm" svg:x2="8.496cm" svg:y2="11.751cm">
              <text:p/>
            </draw:line>
            <draw:line draw:style-name="gr2" draw:text-style-name="P4" draw:layer="layout" svg:x1="8.797cm" svg:y1="12.259cm" svg:x2="8.796cm" svg:y2="11.751cm">
              <text:p/>
            </draw:line>
            <draw:custom-shape draw:style-name="gr3" draw:text-style-name="P5" draw:layer="layout" svg:width="0.508cm" svg:height="0.254cm" draw:transform="rotate (1.57201805727129) translate (7.988cm 12.26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0.508cm" svg:height="0.254cm" draw:transform="rotate (1.57201805727129) translate (9.026cm 12.25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5" draw:layer="layout" svg:width="3.556cm" svg:height="0.608cm" svg:x="6.846cm" svg:y="9.576cm">
            <text:p text:style-name="P8"><text:span text:style-name="T5">Device Thread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0" draw:layer="layout" svg:x1="8.67cm" svg:y1="8.836cm" svg:x2="8.67cm" svg:y2="9.576cm">
            <text:p/>
          </draw:line>
          <draw:line draw:style-name="gr7" draw:text-style-name="P10" draw:layer="layout" svg:x1="8.67cm" svg:y1="10.284cm" svg:x2="8.67cm" svg:y2="10.946cm">
            <text:p/>
          </draw:line>
          <draw:line draw:style-name="gr7" draw:text-style-name="P10" draw:layer="layout" svg:x1="8.416cm" svg:y1="11.3cm" svg:x2="7.654cm" svg:y2="11.344cm">
            <text:p/>
          </draw:line>
          <draw:line draw:style-name="gr7" draw:text-style-name="P10" draw:layer="layout" svg:x1="7.4cm" svg:y1="11.852cm" svg:x2="7.987cm" svg:y2="12.062cm">
            <text:p/>
          </draw:line>
          <draw:custom-shape draw:style-name="gr19" draw:text-style-name="P16" draw:layer="layout" svg:width="0.99cm" svg:height="0.778cm" svg:x="9.832cm" svg:y="11.53cm">
            <text:p text:style-name="P8"><text:span text:style-name="T4">Device</text:span></text:p>
            <text:p text:style-name="P8"><text:span text:style-name="T4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0" draw:layer="layout" svg:x1="9.353cm" svg:y1="11.998cm" svg:x2="9.932cm" svg:y2="11.998cm">
            <text:p/>
          </draw:line>
          <draw:custom-shape draw:style-name="gr13" draw:text-style-name="P13" draw:layer="layout" svg:width="1.029cm" svg:height="0.799cm" svg:x="6.604cm" svg:y="11.053cm">
            <text:p text:style-name="P8"><text:span text:style-name="T4">Comm.</text:span></text:p>
            <text:p text:style-name="P8"><text:span text:style-name="T4">Thre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5" draw:text-style-name="P14" draw:layer="layout" svg:width="0.816cm" svg:height="0.873cm" svg:x="13.85cm" svg:y="8.244cm">
            <draw:image xlink:href="Pictures/10000200000001DA0000016436969ED95323E0B5.png" xlink:type="simple" xlink:show="embed" xlink:actuate="onLoad">
              <text:p/>
            </draw:image>
          </draw:frame>
          <draw:custom-shape draw:style-name="gr16" draw:text-style-name="P3" draw:layer="layout" svg:width="0.508cm" svg:height="0.254cm" svg:x="13.054cm" svg:y="8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508cm" svg:height="0.254cm" svg:x="13.054cm" svg:y="8.1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3.054cm" svg:y="8.67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508cm" svg:height="0.508cm" svg:x="13.088cm" svg:y="10.98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3" draw:layer="layout" svg:width="0.508cm" svg:height="0.784cm" draw:transform="rotate (1.57201805727129) translate (12.914cm 12.297cm)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4" draw:layer="layout" svg:x1="13.169cm" svg:y1="12.297cm" svg:x2="13.168cm" svg:y2="11.789cm">
              <text:p/>
            </draw:line>
            <draw:line draw:style-name="gr2" draw:text-style-name="P4" draw:layer="layout" svg:x1="13.469cm" svg:y1="12.297cm" svg:x2="13.468cm" svg:y2="11.789cm">
              <text:p/>
            </draw:line>
            <draw:custom-shape draw:style-name="gr3" draw:text-style-name="P5" draw:layer="layout" svg:width="0.508cm" svg:height="0.254cm" draw:transform="rotate (1.57201805727129) translate (12.66cm 12.298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0.508cm" svg:height="0.254cm" draw:transform="rotate (1.57201805727129) translate (13.698cm 12.29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5" draw:layer="layout" svg:width="3.556cm" svg:height="0.608cm" svg:x="11.518cm" svg:y="9.614cm">
            <text:p text:style-name="P8"><text:span text:style-name="T5">Device Thread 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0" draw:layer="layout" svg:x1="13.342cm" svg:y1="8.874cm" svg:x2="13.342cm" svg:y2="9.614cm">
            <text:p/>
          </draw:line>
          <draw:line draw:style-name="gr7" draw:text-style-name="P10" draw:layer="layout" svg:x1="13.342cm" svg:y1="10.322cm" svg:x2="13.342cm" svg:y2="10.984cm">
            <text:p/>
          </draw:line>
          <draw:line draw:style-name="gr7" draw:text-style-name="P10" draw:layer="layout" svg:x1="13.088cm" svg:y1="11.338cm" svg:x2="12.326cm" svg:y2="11.382cm">
            <text:p/>
          </draw:line>
          <draw:line draw:style-name="gr7" draw:text-style-name="P10" draw:layer="layout" svg:x1="12.072cm" svg:y1="11.89cm" svg:x2="12.659cm" svg:y2="12.1cm">
            <text:p/>
          </draw:line>
          <draw:custom-shape draw:style-name="gr19" draw:text-style-name="P16" draw:layer="layout" svg:width="0.99cm" svg:height="0.778cm" svg:x="14.504cm" svg:y="11.568cm">
            <text:p text:style-name="P8"><text:span text:style-name="T4">Device</text:span></text:p>
            <text:p text:style-name="P8"><text:span text:style-name="T4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0" draw:layer="layout" svg:x1="14.025cm" svg:y1="12.036cm" svg:x2="14.604cm" svg:y2="12.036cm">
            <text:p/>
          </draw:line>
          <draw:custom-shape draw:style-name="gr13" draw:text-style-name="P13" draw:layer="layout" svg:width="1.029cm" svg:height="0.799cm" svg:x="11.276cm" svg:y="11.091cm">
            <text:p text:style-name="P8"><text:span text:style-name="T4">Comm.</text:span></text:p>
            <text:p text:style-name="P8"><text:span text:style-name="T4">Thre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5" draw:text-style-name="P14" draw:layer="layout" svg:width="0.816cm" svg:height="0.873cm" svg:x="18.45cm" svg:y="8.245cm">
            <draw:image xlink:href="Pictures/10000200000001DA0000016436969ED95323E0B5.png" xlink:type="simple" xlink:show="embed" xlink:actuate="onLoad">
              <text:p/>
            </draw:image>
          </draw:frame>
          <draw:custom-shape draw:style-name="gr16" draw:text-style-name="P3" draw:layer="layout" svg:width="0.508cm" svg:height="0.254cm" svg:x="17.654cm" svg:y="8.3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508cm" svg:height="0.254cm" svg:x="17.654cm" svg:y="8.1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7.654cm" svg:y="8.67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508cm" svg:height="0.508cm" svg:x="17.688cm" svg:y="10.9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3" draw:layer="layout" svg:width="0.508cm" svg:height="0.784cm" draw:transform="rotate (1.57201805727129) translate (17.514cm 12.298cm)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4" draw:layer="layout" svg:x1="17.769cm" svg:y1="12.298cm" svg:x2="17.768cm" svg:y2="11.79cm">
              <text:p/>
            </draw:line>
            <draw:line draw:style-name="gr2" draw:text-style-name="P4" draw:layer="layout" svg:x1="18.069cm" svg:y1="12.298cm" svg:x2="18.068cm" svg:y2="11.79cm">
              <text:p/>
            </draw:line>
            <draw:custom-shape draw:style-name="gr3" draw:text-style-name="P5" draw:layer="layout" svg:width="0.508cm" svg:height="0.254cm" draw:transform="rotate (1.57201805727129) translate (17.26cm 12.299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0.508cm" svg:height="0.254cm" draw:transform="rotate (1.57201805727129) translate (18.298cm 12.29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5" draw:layer="layout" svg:width="3.556cm" svg:height="0.608cm" svg:x="16.118cm" svg:y="9.615cm">
            <text:p text:style-name="P8"><text:span text:style-name="T5">Device Thread n +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0" draw:layer="layout" svg:x1="17.942cm" svg:y1="8.875cm" svg:x2="17.942cm" svg:y2="9.615cm">
            <text:p/>
          </draw:line>
          <draw:line draw:style-name="gr7" draw:text-style-name="P10" draw:layer="layout" svg:x1="17.942cm" svg:y1="10.323cm" svg:x2="17.942cm" svg:y2="10.985cm">
            <text:p/>
          </draw:line>
          <draw:line draw:style-name="gr7" draw:text-style-name="P10" draw:layer="layout" svg:x1="17.688cm" svg:y1="11.339cm" svg:x2="16.926cm" svg:y2="11.383cm">
            <text:p/>
          </draw:line>
          <draw:line draw:style-name="gr7" draw:text-style-name="P10" draw:layer="layout" svg:x1="16.672cm" svg:y1="11.891cm" svg:x2="17.259cm" svg:y2="12.101cm">
            <text:p/>
          </draw:line>
          <draw:custom-shape draw:style-name="gr19" draw:text-style-name="P16" draw:layer="layout" svg:width="0.99cm" svg:height="0.778cm" svg:x="19.104cm" svg:y="11.569cm">
            <text:p text:style-name="P8"><text:span text:style-name="T4">Device</text:span></text:p>
            <text:p text:style-name="P8"><text:span text:style-name="T4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0" draw:layer="layout" svg:x1="18.625cm" svg:y1="12.037cm" svg:x2="19.204cm" svg:y2="12.037cm">
            <text:p/>
          </draw:line>
          <draw:custom-shape draw:style-name="gr13" draw:text-style-name="P13" draw:layer="layout" svg:width="1.029cm" svg:height="0.799cm" svg:x="15.876cm" svg:y="11.092cm">
            <text:p text:style-name="P8"><text:span text:style-name="T4">Comm.</text:span></text:p>
            <text:p text:style-name="P8"><text:span text:style-name="T4">Thre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5" draw:text-style-name="P14" draw:layer="layout" svg:width="0.816cm" svg:height="0.873cm" svg:x="23.55cm" svg:y="8.246cm">
            <draw:image xlink:href="Pictures/10000200000001DA0000016436969ED95323E0B5.png" xlink:type="simple" xlink:show="embed" xlink:actuate="onLoad">
              <text:p/>
            </draw:image>
          </draw:frame>
          <draw:custom-shape draw:style-name="gr16" draw:text-style-name="P3" draw:layer="layout" svg:width="0.508cm" svg:height="0.254cm" svg:x="22.754cm" svg:y="8.3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508cm" svg:height="0.254cm" svg:x="22.754cm" svg:y="8.1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22.754cm" svg:y="8.67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508cm" svg:height="0.508cm" svg:x="22.788cm" svg:y="10.98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3" draw:layer="layout" svg:width="0.508cm" svg:height="0.784cm" draw:transform="rotate (1.57201805727129) translate (22.614cm 12.299cm)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4" draw:layer="layout" svg:x1="22.869cm" svg:y1="12.299cm" svg:x2="22.868cm" svg:y2="11.791cm">
              <text:p/>
            </draw:line>
            <draw:line draw:style-name="gr2" draw:text-style-name="P4" draw:layer="layout" svg:x1="23.169cm" svg:y1="12.299cm" svg:x2="23.168cm" svg:y2="11.791cm">
              <text:p/>
            </draw:line>
            <draw:custom-shape draw:style-name="gr3" draw:text-style-name="P5" draw:layer="layout" svg:width="0.508cm" svg:height="0.254cm" draw:transform="rotate (1.57201805727129) translate (22.36cm 12.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0.508cm" svg:height="0.254cm" draw:transform="rotate (1.57201805727129) translate (23.398cm 12.29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5" draw:layer="layout" svg:width="3.556cm" svg:height="0.608cm" svg:x="21.218cm" svg:y="9.616cm">
            <text:p text:style-name="P8"><text:span text:style-name="T5">Device Thread 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0" draw:layer="layout" svg:x1="23.042cm" svg:y1="8.876cm" svg:x2="23.042cm" svg:y2="9.616cm">
            <text:p/>
          </draw:line>
          <draw:line draw:style-name="gr7" draw:text-style-name="P10" draw:layer="layout" svg:x1="23.042cm" svg:y1="10.324cm" svg:x2="23.042cm" svg:y2="10.986cm">
            <text:p/>
          </draw:line>
          <draw:line draw:style-name="gr7" draw:text-style-name="P10" draw:layer="layout" svg:x1="22.788cm" svg:y1="11.34cm" svg:x2="22.026cm" svg:y2="11.384cm">
            <text:p/>
          </draw:line>
          <draw:line draw:style-name="gr7" draw:text-style-name="P10" draw:layer="layout" svg:x1="21.772cm" svg:y1="11.892cm" svg:x2="22.359cm" svg:y2="12.102cm">
            <text:p/>
          </draw:line>
          <draw:custom-shape draw:style-name="gr19" draw:text-style-name="P16" draw:layer="layout" svg:width="0.99cm" svg:height="0.778cm" svg:x="24.204cm" svg:y="11.57cm">
            <text:p text:style-name="P8"><text:span text:style-name="T4">Device</text:span></text:p>
            <text:p text:style-name="P8"><text:span text:style-name="T4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0" draw:layer="layout" svg:x1="23.725cm" svg:y1="12.038cm" svg:x2="24.304cm" svg:y2="12.038cm">
            <text:p/>
          </draw:line>
          <draw:custom-shape draw:style-name="gr13" draw:text-style-name="P13" draw:layer="layout" svg:width="1.029cm" svg:height="0.799cm" svg:x="20.976cm" svg:y="11.093cm">
            <text:p text:style-name="P8"><text:span text:style-name="T4">Comm.</text:span></text:p>
            <text:p text:style-name="P8"><text:span text:style-name="T4">Thre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1" draw:layer="layout" svg:width="8.382cm" svg:height="1.008cm" svg:x="16.756cm" svg:y="6.458cm">
          <text:p text:style-name="P8"><text:span text:style-name="T2">Family 2 <text:s text:c="3"/>Scheduling 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3" draw:layer="layout" svg:width="0.508cm" svg:height="0.53cm" svg:x="19.358cm" svg:y="6.71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4" draw:layer="layout" svg:x1="19.358cm" svg:y1="6.966cm" svg:x2="19.866cm" svg:y2="6.966cm">
            <text:p/>
          </draw:line>
          <draw:custom-shape draw:style-name="gr3" draw:text-style-name="P5" draw:layer="layout" svg:width="0.508cm" svg:height="0.254cm" svg:x="19.358cm" svg:y="6.4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08cm" svg:height="0.254cm" svg:x="19.358cm" svg:y="7.196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0.762cm" svg:height="0.954cm" svg:x="15.748cm" svg:y="6.35cm">
          <draw:text-box>
            <text:p>...</text:p>
          </draw:text-box>
        </draw:fram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7" draw:display-name="Transparency 7" draw:style="linear" draw:start="0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02cm" fo:padding-right="0.10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-background" style:display-name="3_Title Slide-background" style:family="presentation">
      <style:graphic-properties draw:stroke="none" draw:fill="solid" draw:fill-color="#ffffff"/>
      <style:text-properties style:letter-kerning="true"/>
    </style:style>
    <style:style style:name="_33__5f_Title_20_Slide-backgroundobjects" style:display-name="3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notes" style:display-name="3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outline1" style:display-name="3_Title Slide-outline1" style:family="presentation">
      <style:graphic-properties draw:stroke="none" draw:fill="none" draw:auto-grow-height="false" draw:fit-to-size="shrink-to-fit" style:shrink-to-fit="true">
        <text:list-style style:name="_33__5f_Title_20_Slide-outline1" style:display-name="3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-outline2" style:display-name="3_Title Slide-outline2" style:family="presentation" style:parent-style-name="_33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3__5f_Title_20_Slide-outline3" style:display-name="3_Title Slide-outline3" style:family="presentation" style:parent-style-name="_33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3__5f_Title_20_Slide-outline4" style:display-name="3_Title Slide-outline4" style:family="presentation" style:parent-style-name="_33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Slide-outline5" style:display-name="3_Title Slide-outline5" style:family="presentation" style:parent-style-name="_33__5f_Title_20_Slide-outline4">
      <style:paragraph-properties fo:margin-top="0.1cm" fo:margin-bottom="0cm"/>
      <style:text-properties fo:font-size="20pt" style:font-size-asian="20pt" style:font-size-complex="20pt"/>
    </style:style>
    <style:style style:name="_33__5f_Title_20_Slide-outline6" style:display-name="3_Title Slide-outline6" style:family="presentation" style:parent-style-name="_33__5f_Title_20_Slide-outline5">
      <style:paragraph-properties fo:margin-top="0.1cm" fo:margin-bottom="0cm"/>
      <style:text-properties fo:font-size="20pt" style:font-size-asian="20pt" style:font-size-complex="20pt"/>
    </style:style>
    <style:style style:name="_33__5f_Title_20_Slide-outline7" style:display-name="3_Title Slide-outline7" style:family="presentation" style:parent-style-name="_33__5f_Title_20_Slide-outline6">
      <style:paragraph-properties fo:margin-top="0.1cm" fo:margin-bottom="0cm"/>
      <style:text-properties fo:font-size="20pt" style:font-size-asian="20pt" style:font-size-complex="20pt"/>
    </style:style>
    <style:style style:name="_33__5f_Title_20_Slide-outline8" style:display-name="3_Title Slide-outline8" style:family="presentation" style:parent-style-name="_33__5f_Title_20_Slide-outline7">
      <style:paragraph-properties fo:margin-top="0.1cm" fo:margin-bottom="0cm"/>
      <style:text-properties fo:font-size="20pt" style:font-size-asian="20pt" style:font-size-complex="20pt"/>
    </style:style>
    <style:style style:name="_33__5f_Title_20_Slide-outline9" style:display-name="3_Title Slide-outline9" style:family="presentation" style:parent-style-name="_33__5f_Title_20_Slide-outline8">
      <style:paragraph-properties fo:margin-top="0.1cm" fo:margin-bottom="0cm"/>
      <style:text-properties fo:font-size="20pt" style:font-size-asian="20pt" style:font-size-complex="20pt"/>
    </style:style>
    <style:style style:name="_33__5f_Title_20_Slide-subtitle" style:display-name="3_Title Slide-subtitle" style:family="presentation">
      <style:graphic-properties draw:stroke="none" draw:fill="none" draw:textarea-vertical-align="middle">
        <text:list-style style:name="_33__5f_Title_20_Slide-subtitle" style:display-name="3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title" style:display-name="3_Title Slide-title" style:family="presentation">
      <style:graphic-properties draw:stroke="none" draw:fill="none" draw:textarea-vertical-align="middle">
        <text:list-style style:name="_33__5f_Title_20_Slide-title" style:display-name="3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Slide-background" style:display-name="8_Title Slide-background" style:family="presentation">
      <style:graphic-properties draw:stroke="none" draw:fill="solid" draw:fill-color="#ffffff"/>
      <style:text-properties style:letter-kerning="true"/>
    </style:style>
    <style:style style:name="_38__5f_Title_20_Slide-backgroundobjects" style:display-name="8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Slide-notes" style:display-name="8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Slide-outline1" style:display-name="8_Title Slide-outline1" style:family="presentation">
      <style:graphic-properties draw:stroke="none" draw:fill="none" draw:auto-grow-height="false" draw:fit-to-size="shrink-to-fit" style:shrink-to-fit="true">
        <text:list-style style:name="_38__5f_Title_20_Slide-outline1" style:display-name="8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Slide-outline2" style:display-name="8_Title Slide-outline2" style:family="presentation" style:parent-style-name="_38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Title_20_Slide-outline3" style:display-name="8_Title Slide-outline3" style:family="presentation" style:parent-style-name="_38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8__5f_Title_20_Slide-outline4" style:display-name="8_Title Slide-outline4" style:family="presentation" style:parent-style-name="_38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8__5f_Title_20_Slide-outline5" style:display-name="8_Title Slide-outline5" style:family="presentation" style:parent-style-name="_38__5f_Title_20_Slide-outline4">
      <style:paragraph-properties fo:margin-top="0.1cm" fo:margin-bottom="0cm"/>
      <style:text-properties fo:font-size="20pt" style:font-size-asian="20pt" style:font-size-complex="20pt"/>
    </style:style>
    <style:style style:name="_38__5f_Title_20_Slide-outline6" style:display-name="8_Title Slide-outline6" style:family="presentation" style:parent-style-name="_38__5f_Title_20_Slide-outline5">
      <style:paragraph-properties fo:margin-top="0.1cm" fo:margin-bottom="0cm"/>
      <style:text-properties fo:font-size="20pt" style:font-size-asian="20pt" style:font-size-complex="20pt"/>
    </style:style>
    <style:style style:name="_38__5f_Title_20_Slide-outline7" style:display-name="8_Title Slide-outline7" style:family="presentation" style:parent-style-name="_38__5f_Title_20_Slide-outline6">
      <style:paragraph-properties fo:margin-top="0.1cm" fo:margin-bottom="0cm"/>
      <style:text-properties fo:font-size="20pt" style:font-size-asian="20pt" style:font-size-complex="20pt"/>
    </style:style>
    <style:style style:name="_38__5f_Title_20_Slide-outline8" style:display-name="8_Title Slide-outline8" style:family="presentation" style:parent-style-name="_38__5f_Title_20_Slide-outline7">
      <style:paragraph-properties fo:margin-top="0.1cm" fo:margin-bottom="0cm"/>
      <style:text-properties fo:font-size="20pt" style:font-size-asian="20pt" style:font-size-complex="20pt"/>
    </style:style>
    <style:style style:name="_38__5f_Title_20_Slide-outline9" style:display-name="8_Title Slide-outline9" style:family="presentation" style:parent-style-name="_38__5f_Title_20_Slide-outline8">
      <style:paragraph-properties fo:margin-top="0.1cm" fo:margin-bottom="0cm"/>
      <style:text-properties fo:font-size="20pt" style:font-size-asian="20pt" style:font-size-complex="20pt"/>
    </style:style>
    <style:style style:name="_38__5f_Title_20_Slide-subtitle" style:display-name="8_Title Slide-subtitle" style:family="presentation">
      <style:graphic-properties draw:stroke="none" draw:fill="none" draw:textarea-vertical-align="middle">
        <text:list-style style:name="_38__5f_Title_20_Slide-subtitle" style:display-name="8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Slide-title" style:display-name="8_Title Slide-title" style:family="presentation">
      <style:graphic-properties draw:stroke="none" draw:fill="none" draw:textarea-vertical-align="middle">
        <text:list-style style:name="_38__5f_Title_20_Slide-title" style:display-name="8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Slide-background" style:display-name="9_Title Slide-background" style:family="presentation">
      <style:graphic-properties draw:stroke="none" draw:fill="solid" draw:fill-color="#ffffff"/>
      <style:text-properties style:letter-kerning="true"/>
    </style:style>
    <style:style style:name="_39__5f_Title_20_Slide-backgroundobjects" style:display-name="9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Slide-notes" style:display-name="9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Slide-outline1" style:display-name="9_Title Slide-outline1" style:family="presentation">
      <style:graphic-properties draw:stroke="none" draw:fill="none" draw:auto-grow-height="false" draw:fit-to-size="shrink-to-fit" style:shrink-to-fit="true">
        <text:list-style style:name="_39__5f_Title_20_Slide-outline1" style:display-name="9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Slide-outline2" style:display-name="9_Title Slide-outline2" style:family="presentation" style:parent-style-name="_39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9__5f_Title_20_Slide-outline3" style:display-name="9_Title Slide-outline3" style:family="presentation" style:parent-style-name="_39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9__5f_Title_20_Slide-outline4" style:display-name="9_Title Slide-outline4" style:family="presentation" style:parent-style-name="_39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9__5f_Title_20_Slide-outline5" style:display-name="9_Title Slide-outline5" style:family="presentation" style:parent-style-name="_39__5f_Title_20_Slide-outline4">
      <style:paragraph-properties fo:margin-top="0.1cm" fo:margin-bottom="0cm"/>
      <style:text-properties fo:font-size="20pt" style:font-size-asian="20pt" style:font-size-complex="20pt"/>
    </style:style>
    <style:style style:name="_39__5f_Title_20_Slide-outline6" style:display-name="9_Title Slide-outline6" style:family="presentation" style:parent-style-name="_39__5f_Title_20_Slide-outline5">
      <style:paragraph-properties fo:margin-top="0.1cm" fo:margin-bottom="0cm"/>
      <style:text-properties fo:font-size="20pt" style:font-size-asian="20pt" style:font-size-complex="20pt"/>
    </style:style>
    <style:style style:name="_39__5f_Title_20_Slide-outline7" style:display-name="9_Title Slide-outline7" style:family="presentation" style:parent-style-name="_39__5f_Title_20_Slide-outline6">
      <style:paragraph-properties fo:margin-top="0.1cm" fo:margin-bottom="0cm"/>
      <style:text-properties fo:font-size="20pt" style:font-size-asian="20pt" style:font-size-complex="20pt"/>
    </style:style>
    <style:style style:name="_39__5f_Title_20_Slide-outline8" style:display-name="9_Title Slide-outline8" style:family="presentation" style:parent-style-name="_39__5f_Title_20_Slide-outline7">
      <style:paragraph-properties fo:margin-top="0.1cm" fo:margin-bottom="0cm"/>
      <style:text-properties fo:font-size="20pt" style:font-size-asian="20pt" style:font-size-complex="20pt"/>
    </style:style>
    <style:style style:name="_39__5f_Title_20_Slide-outline9" style:display-name="9_Title Slide-outline9" style:family="presentation" style:parent-style-name="_39__5f_Title_20_Slide-outline8">
      <style:paragraph-properties fo:margin-top="0.1cm" fo:margin-bottom="0cm"/>
      <style:text-properties fo:font-size="20pt" style:font-size-asian="20pt" style:font-size-complex="20pt"/>
    </style:style>
    <style:style style:name="_39__5f_Title_20_Slide-subtitle" style:display-name="9_Title Slide-subtitle" style:family="presentation">
      <style:graphic-properties draw:stroke="none" draw:fill="none" draw:textarea-vertical-align="middle">
        <text:list-style style:name="_39__5f_Title_20_Slide-subtitle" style:display-name="9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Slide-title" style:display-name="9_Title Slide-title" style:family="presentation">
      <style:graphic-properties draw:stroke="none" draw:fill="none" draw:textarea-vertical-align="middle">
        <text:list-style style:name="_39__5f_Title_20_Slide-title" style:display-name="9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Slide-background" style:display-name="7_Title Slide-background" style:family="presentation">
      <style:graphic-properties draw:stroke="none" draw:fill="solid" draw:fill-color="#ffffff"/>
      <style:text-properties style:letter-kerning="true"/>
    </style:style>
    <style:style style:name="_37__5f_Title_20_Slide-backgroundobjects" style:display-name="7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Slide-notes" style:display-name="7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Slide-outline1" style:display-name="7_Title Slide-outline1" style:family="presentation">
      <style:graphic-properties draw:stroke="none" draw:fill="none" draw:auto-grow-height="false" draw:fit-to-size="shrink-to-fit" style:shrink-to-fit="true">
        <text:list-style style:name="_37__5f_Title_20_Slide-outline1" style:display-name="7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Slide-outline2" style:display-name="7_Title Slide-outline2" style:family="presentation" style:parent-style-name="_37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7__5f_Title_20_Slide-outline3" style:display-name="7_Title Slide-outline3" style:family="presentation" style:parent-style-name="_37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7__5f_Title_20_Slide-outline4" style:display-name="7_Title Slide-outline4" style:family="presentation" style:parent-style-name="_37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7__5f_Title_20_Slide-outline5" style:display-name="7_Title Slide-outline5" style:family="presentation" style:parent-style-name="_37__5f_Title_20_Slide-outline4">
      <style:paragraph-properties fo:margin-top="0.1cm" fo:margin-bottom="0cm"/>
      <style:text-properties fo:font-size="20pt" style:font-size-asian="20pt" style:font-size-complex="20pt"/>
    </style:style>
    <style:style style:name="_37__5f_Title_20_Slide-outline6" style:display-name="7_Title Slide-outline6" style:family="presentation" style:parent-style-name="_37__5f_Title_20_Slide-outline5">
      <style:paragraph-properties fo:margin-top="0.1cm" fo:margin-bottom="0cm"/>
      <style:text-properties fo:font-size="20pt" style:font-size-asian="20pt" style:font-size-complex="20pt"/>
    </style:style>
    <style:style style:name="_37__5f_Title_20_Slide-outline7" style:display-name="7_Title Slide-outline7" style:family="presentation" style:parent-style-name="_37__5f_Title_20_Slide-outline6">
      <style:paragraph-properties fo:margin-top="0.1cm" fo:margin-bottom="0cm"/>
      <style:text-properties fo:font-size="20pt" style:font-size-asian="20pt" style:font-size-complex="20pt"/>
    </style:style>
    <style:style style:name="_37__5f_Title_20_Slide-outline8" style:display-name="7_Title Slide-outline8" style:family="presentation" style:parent-style-name="_37__5f_Title_20_Slide-outline7">
      <style:paragraph-properties fo:margin-top="0.1cm" fo:margin-bottom="0cm"/>
      <style:text-properties fo:font-size="20pt" style:font-size-asian="20pt" style:font-size-complex="20pt"/>
    </style:style>
    <style:style style:name="_37__5f_Title_20_Slide-outline9" style:display-name="7_Title Slide-outline9" style:family="presentation" style:parent-style-name="_37__5f_Title_20_Slide-outline8">
      <style:paragraph-properties fo:margin-top="0.1cm" fo:margin-bottom="0cm"/>
      <style:text-properties fo:font-size="20pt" style:font-size-asian="20pt" style:font-size-complex="20pt"/>
    </style:style>
    <style:style style:name="_37__5f_Title_20_Slide-subtitle" style:display-name="7_Title Slide-subtitle" style:family="presentation">
      <style:graphic-properties draw:stroke="none" draw:fill="none" draw:textarea-vertical-align="middle">
        <text:list-style style:name="_37__5f_Title_20_Slide-subtitle" style:display-name="7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Slide-title" style:display-name="7_Title Slide-title" style:family="presentation">
      <style:graphic-properties draw:stroke="none" draw:fill="none" draw:textarea-vertical-align="middle">
        <text:list-style style:name="_37__5f_Title_20_Slide-title" style:display-name="7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Slide-background" style:display-name="5_Title Slide-background" style:family="presentation">
      <style:graphic-properties draw:stroke="none" draw:fill="solid" draw:fill-color="#ffffff"/>
      <style:text-properties style:letter-kerning="true"/>
    </style:style>
    <style:style style:name="_35__5f_Title_20_Slide-backgroundobjects" style:display-name="5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Slide-notes" style:display-name="5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Slide-outline1" style:display-name="5_Title Slide-outline1" style:family="presentation">
      <style:graphic-properties draw:stroke="none" draw:fill="none" draw:auto-grow-height="false" draw:fit-to-size="shrink-to-fit" style:shrink-to-fit="true">
        <text:list-style style:name="_35__5f_Title_20_Slide-outline1" style:display-name="5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Slide-outline2" style:display-name="5_Title Slide-outline2" style:family="presentation" style:parent-style-name="_35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Title_20_Slide-outline3" style:display-name="5_Title Slide-outline3" style:family="presentation" style:parent-style-name="_35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5__5f_Title_20_Slide-outline4" style:display-name="5_Title Slide-outline4" style:family="presentation" style:parent-style-name="_35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Title_20_Slide-outline5" style:display-name="5_Title Slide-outline5" style:family="presentation" style:parent-style-name="_35__5f_Title_20_Slide-outline4">
      <style:paragraph-properties fo:margin-top="0.1cm" fo:margin-bottom="0cm"/>
      <style:text-properties fo:font-size="20pt" style:font-size-asian="20pt" style:font-size-complex="20pt"/>
    </style:style>
    <style:style style:name="_35__5f_Title_20_Slide-outline6" style:display-name="5_Title Slide-outline6" style:family="presentation" style:parent-style-name="_35__5f_Title_20_Slide-outline5">
      <style:paragraph-properties fo:margin-top="0.1cm" fo:margin-bottom="0cm"/>
      <style:text-properties fo:font-size="20pt" style:font-size-asian="20pt" style:font-size-complex="20pt"/>
    </style:style>
    <style:style style:name="_35__5f_Title_20_Slide-outline7" style:display-name="5_Title Slide-outline7" style:family="presentation" style:parent-style-name="_35__5f_Title_20_Slide-outline6">
      <style:paragraph-properties fo:margin-top="0.1cm" fo:margin-bottom="0cm"/>
      <style:text-properties fo:font-size="20pt" style:font-size-asian="20pt" style:font-size-complex="20pt"/>
    </style:style>
    <style:style style:name="_35__5f_Title_20_Slide-outline8" style:display-name="5_Title Slide-outline8" style:family="presentation" style:parent-style-name="_35__5f_Title_20_Slide-outline7">
      <style:paragraph-properties fo:margin-top="0.1cm" fo:margin-bottom="0cm"/>
      <style:text-properties fo:font-size="20pt" style:font-size-asian="20pt" style:font-size-complex="20pt"/>
    </style:style>
    <style:style style:name="_35__5f_Title_20_Slide-outline9" style:display-name="5_Title Slide-outline9" style:family="presentation" style:parent-style-name="_35__5f_Title_20_Slide-outline8">
      <style:paragraph-properties fo:margin-top="0.1cm" fo:margin-bottom="0cm"/>
      <style:text-properties fo:font-size="20pt" style:font-size-asian="20pt" style:font-size-complex="20pt"/>
    </style:style>
    <style:style style:name="_35__5f_Title_20_Slide-subtitle" style:display-name="5_Title Slide-subtitle" style:family="presentation">
      <style:graphic-properties draw:stroke="none" draw:fill="none" draw:textarea-vertical-align="middle">
        <text:list-style style:name="_35__5f_Title_20_Slide-subtitle" style:display-name="5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Slide-title" style:display-name="5_Title Slide-title" style:family="presentation">
      <style:graphic-properties draw:stroke="none" draw:fill="none" draw:textarea-vertical-align="middle">
        <text:list-style style:name="_35__5f_Title_20_Slide-title" style:display-name="5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Slide-background" style:display-name="6_Title Slide-background" style:family="presentation">
      <style:graphic-properties draw:stroke="none" draw:fill="solid" draw:fill-color="#ffffff"/>
      <style:text-properties style:letter-kerning="true"/>
    </style:style>
    <style:style style:name="_36__5f_Title_20_Slide-backgroundobjects" style:display-name="6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Slide-notes" style:display-name="6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Slide-outline1" style:display-name="6_Title Slide-outline1" style:family="presentation">
      <style:graphic-properties draw:stroke="none" draw:fill="none" draw:auto-grow-height="false" draw:fit-to-size="shrink-to-fit" style:shrink-to-fit="true">
        <text:list-style style:name="_36__5f_Title_20_Slide-outline1" style:display-name="6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Slide-outline2" style:display-name="6_Title Slide-outline2" style:family="presentation" style:parent-style-name="_36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6__5f_Title_20_Slide-outline3" style:display-name="6_Title Slide-outline3" style:family="presentation" style:parent-style-name="_36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6__5f_Title_20_Slide-outline4" style:display-name="6_Title Slide-outline4" style:family="presentation" style:parent-style-name="_36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6__5f_Title_20_Slide-outline5" style:display-name="6_Title Slide-outline5" style:family="presentation" style:parent-style-name="_36__5f_Title_20_Slide-outline4">
      <style:paragraph-properties fo:margin-top="0.1cm" fo:margin-bottom="0cm"/>
      <style:text-properties fo:font-size="20pt" style:font-size-asian="20pt" style:font-size-complex="20pt"/>
    </style:style>
    <style:style style:name="_36__5f_Title_20_Slide-outline6" style:display-name="6_Title Slide-outline6" style:family="presentation" style:parent-style-name="_36__5f_Title_20_Slide-outline5">
      <style:paragraph-properties fo:margin-top="0.1cm" fo:margin-bottom="0cm"/>
      <style:text-properties fo:font-size="20pt" style:font-size-asian="20pt" style:font-size-complex="20pt"/>
    </style:style>
    <style:style style:name="_36__5f_Title_20_Slide-outline7" style:display-name="6_Title Slide-outline7" style:family="presentation" style:parent-style-name="_36__5f_Title_20_Slide-outline6">
      <style:paragraph-properties fo:margin-top="0.1cm" fo:margin-bottom="0cm"/>
      <style:text-properties fo:font-size="20pt" style:font-size-asian="20pt" style:font-size-complex="20pt"/>
    </style:style>
    <style:style style:name="_36__5f_Title_20_Slide-outline8" style:display-name="6_Title Slide-outline8" style:family="presentation" style:parent-style-name="_36__5f_Title_20_Slide-outline7">
      <style:paragraph-properties fo:margin-top="0.1cm" fo:margin-bottom="0cm"/>
      <style:text-properties fo:font-size="20pt" style:font-size-asian="20pt" style:font-size-complex="20pt"/>
    </style:style>
    <style:style style:name="_36__5f_Title_20_Slide-outline9" style:display-name="6_Title Slide-outline9" style:family="presentation" style:parent-style-name="_36__5f_Title_20_Slide-outline8">
      <style:paragraph-properties fo:margin-top="0.1cm" fo:margin-bottom="0cm"/>
      <style:text-properties fo:font-size="20pt" style:font-size-asian="20pt" style:font-size-complex="20pt"/>
    </style:style>
    <style:style style:name="_36__5f_Title_20_Slide-subtitle" style:display-name="6_Title Slide-subtitle" style:family="presentation">
      <style:graphic-properties draw:stroke="none" draw:fill="none" draw:textarea-vertical-align="middle">
        <text:list-style style:name="_36__5f_Title_20_Slide-subtitle" style:display-name="6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Slide-title" style:display-name="6_Title Slide-title" style:family="presentation">
      <style:graphic-properties draw:stroke="none" draw:fill="none" draw:textarea-vertical-align="middle">
        <text:list-style style:name="_36__5f_Title_20_Slide-title" style:display-name="6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_5f_-background" style:display-name="3_Title Slide_-background" style:family="presentation">
      <style:graphic-properties draw:stroke="none" draw:fill="solid" draw:fill-color="#ffffff"/>
      <style:text-properties style:letter-kerning="true"/>
    </style:style>
    <style:style style:name="_33__5f_Title_20_Slide_5f_-backgroundobjects" style:display-name="3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_5f_-notes" style:display-name="3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3__5f_Title_20_Slide_5f_-outline1" style:display-name="3_Title Slide_-outline1" style:family="presentation">
      <style:graphic-properties draw:stroke="none" draw:fill="none" draw:auto-grow-height="false" draw:fit-to-size="shrink-to-fit" style:shrink-to-fit="true">
        <text:list-style style:name="_33__5f_Title_20_Slide_5f_-outline1" style:display-name="3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_5f_-outline2" style:display-name="3_Title Slide_-outline2" style:family="presentation" style:parent-style-name="_33__5f_Title_20_Slid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3__5f_Title_20_Slide_5f_-outline3" style:display-name="3_Title Slide_-outline3" style:family="presentation" style:parent-style-name="_33__5f_Title_20_Slid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3__5f_Title_20_Slide_5f_-outline4" style:display-name="3_Title Slide_-outline4" style:family="presentation" style:parent-style-name="_33__5f_Title_20_Slid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Slide_5f_-outline5" style:display-name="3_Title Slide_-outline5" style:family="presentation" style:parent-style-name="_33__5f_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-outline6" style:display-name="3_Title Slide_-outline6" style:family="presentation" style:parent-style-name="_33__5f_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-outline7" style:display-name="3_Title Slide_-outline7" style:family="presentation" style:parent-style-name="_33__5f_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-outline8" style:display-name="3_Title Slide_-outline8" style:family="presentation" style:parent-style-name="_33__5f_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-outline9" style:display-name="3_Title Slide_-outline9" style:family="presentation" style:parent-style-name="_33__5f_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-subtitle" style:display-name="3_Title Slide_-subtitle" style:family="presentation">
      <style:graphic-properties draw:stroke="none" draw:fill="none" draw:textarea-vertical-align="middle">
        <text:list-style style:name="_33__5f_Title_20_Slide_5f_-subtitle" style:display-name="3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_5f_-title" style:display-name="3_Title Slide_-title" style:family="presentation">
      <style:graphic-properties draw:stroke="none" draw:fill="none" draw:textarea-vertical-align="middle">
        <text:list-style style:name="_33__5f_Title_20_Slide_5f_-title" style:display-name="3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_5f__5f_-background" style:display-name="3_Title Slide__-background" style:family="presentation">
      <style:graphic-properties draw:stroke="none" draw:fill="solid" draw:fill-color="#ffffff"/>
      <style:text-properties style:letter-kerning="true"/>
    </style:style>
    <style:style style:name="_33__5f_Title_20_Slide_5f__5f_-backgroundobjects" style:display-name="3_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_5f__5f_-notes" style:display-name="3_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3__5f_Title_20_Slide_5f__5f_-outline1" style:display-name="3_Title Slide__-outline1" style:family="presentation">
      <style:graphic-properties draw:stroke="none" draw:fill="none" draw:auto-grow-height="false" draw:fit-to-size="shrink-to-fit" style:shrink-to-fit="true">
        <text:list-style style:name="_33__5f_Title_20_Slide_5f__5f_-outline1" style:display-name="3_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_5f__5f_-outline2" style:display-name="3_Title Slide__-outline2" style:family="presentation" style:parent-style-name="_33__5f_Title_20_Slide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3__5f_Title_20_Slide_5f__5f_-outline3" style:display-name="3_Title Slide__-outline3" style:family="presentation" style:parent-style-name="_33__5f_Title_20_Slide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3__5f_Title_20_Slide_5f__5f_-outline4" style:display-name="3_Title Slide__-outline4" style:family="presentation" style:parent-style-name="_33__5f_Title_20_Slide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Slide_5f__5f_-outline5" style:display-name="3_Title Slide__-outline5" style:family="presentation" style:parent-style-name="_33__5f_Title_20_Slid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_5f_-outline6" style:display-name="3_Title Slide__-outline6" style:family="presentation" style:parent-style-name="_33__5f_Title_20_Slid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_5f_-outline7" style:display-name="3_Title Slide__-outline7" style:family="presentation" style:parent-style-name="_33__5f_Title_20_Slid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_5f_-outline8" style:display-name="3_Title Slide__-outline8" style:family="presentation" style:parent-style-name="_33__5f_Title_20_Slid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_5f_-outline9" style:display-name="3_Title Slide__-outline9" style:family="presentation" style:parent-style-name="_33__5f_Title_20_Slid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3__5f_Title_20_Slide_5f__5f_-subtitle" style:display-name="3_Title Slide__-subtitle" style:family="presentation">
      <style:graphic-properties draw:stroke="none" draw:fill="none" draw:textarea-vertical-align="middle">
        <text:list-style style:name="_33__5f_Title_20_Slide_5f__5f_-subtitle" style:display-name="3_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_5f__5f_-title" style:display-name="3_Title Slide__-title" style:family="presentation">
      <style:graphic-properties draw:stroke="none" draw:fill="none" draw:textarea-vertical-align="middle">
        <text:list-style style:name="_33__5f_Title_20_Slide_5f__5f_-title" style:display-name="3_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b1151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c1172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33%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Mgr13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.284cm" fo:min-width="22.87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1.4cm" fo:min-width="24.9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solid" draw:fill-color="#b1151f" draw:textarea-vertical-align="middle" draw:auto-grow-height="false" draw:fit-to-size="false" style:shrink-to-fit="false" fo:min-height="0.241cm" fo:min-width="1.522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solid" draw:fill-color="#c11720" draw:textarea-vertical-align="middle" draw:auto-grow-height="false" draw:fit-to-size="false" style:shrink-to-fit="false" fo:min-height="1.383cm" fo:min-width="1.522cm" fo:padding-top="0.125cm" fo:padding-bottom="0.125cm" fo:padding-left="0.25cm" fo:padding-right="0.25cm" fo:wrap-option="wrap"/>
    </style:style>
    <style:style style:name="Mgr1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_5f_Title_20_Slide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_31__5f_Title_20_Slid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6" style:family="presentation" style:parent-style-name="_31__5f_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_33__5f_Title_20_Slide-title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.254cm" fo:padding-right="0.254cm" fo:wrap-option="wrap"/>
    </style:style>
    <style:style style:name="Mpr9" style:family="presentation" style:parent-style-name="_33__5f_Title_20_Slide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10" style:family="presentation" style:parent-style-name="_33__5f_Title_20_Slide-backgroundobjects">
      <style:graphic-properties draw:stroke="none" svg:stroke-width="0cm" draw:fill="none" draw:fill-color="#ffffff" draw:textarea-vertical-align="top" draw:auto-grow-height="true" draw:fit-to-size="false" style:shrink-to-fit="false" fo:min-height="0.419cm" fo:padding-top="0cm" fo:padding-bottom="0cm" fo:padding-left="0.25cm" fo:padding-right="0.25cm" fo:wrap-option="wrap"/>
    </style:style>
    <style:style style:name="Mpr11" style:family="presentation" style:parent-style-name="_33__5f_Title_20_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3__5f_Title_20_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_38__5f_Title_20_Slide-title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.254cm" fo:padding-right="0.254cm" fo:wrap-option="wrap"/>
    </style:style>
    <style:style style:name="Mpr14" style:family="presentation" style:parent-style-name="_38__5f_Title_20_Slide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_38__5f_Title_20_Slide-backgroundobjects">
      <style:graphic-properties draw:stroke="none" svg:stroke-width="0cm" draw:fill="none" draw:fill-color="#ffffff" draw:textarea-vertical-align="top" draw:auto-grow-height="true" draw:fit-to-size="false" style:shrink-to-fit="false" fo:min-height="8.287cm" fo:padding-top="0cm" fo:padding-bottom="0cm" fo:padding-left="0.25cm" fo:padding-right="0.25cm" fo:wrap-option="wrap"/>
    </style:style>
    <style:style style:name="Mpr16" style:family="presentation" style:parent-style-name="_38__5f_Title_20_Slide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38__5f_Title_20_Slide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_39__5f_Title_20_Slide-title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.254cm" fo:padding-right="0.254cm" fo:wrap-option="wrap"/>
    </style:style>
    <style:style style:name="Mpr19" style:family="presentation" style:parent-style-name="_39__5f_Title_20_Slide-backgroundobjects">
      <style:graphic-properties draw:stroke="none" svg:stroke-width="0cm" draw:fill="none" draw:fill-color="#ffffff" draw:textarea-vertical-align="top" draw:auto-grow-height="true" draw:fit-to-size="false" style:shrink-to-fit="false" fo:min-height="8.287cm" fo:padding-top="0cm" fo:padding-bottom="0cm" fo:padding-left="0.25cm" fo:padding-right="0.25cm" fo:wrap-option="wrap"/>
    </style:style>
    <style:style style:name="Mpr20" style:family="presentation" style:parent-style-name="_39__5f_Title_20_Slide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21" style:family="presentation" style:parent-style-name="_39__5f_Title_20_Slide-backgroundobjects">
      <style:graphic-properties draw:stroke="none" draw:fill="none" draw:fill-color="#ffffff" draw:auto-grow-height="false" fo:min-height="1.397cm"/>
    </style:style>
    <style:style style:name="Mpr22" style:family="presentation" style:parent-style-name="_39__5f_Title_20_Slide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2__5f_Title_20_Slid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4" style:family="presentation" style:parent-style-name="_32__5f_Title_20_Slide-outline1">
      <style:graphic-properties draw:stroke="none" svg:stroke-width="0cm" draw:fill="none" draw:textarea-vertical-align="top" draw:auto-grow-height="true" draw:fit-to-size="false" style:shrink-to-fit="false" fo:min-height="8.287cm" fo:padding-top="0cm" fo:padding-bottom="0cm" fo:padding-left="0.254cm" fo:padding-right="0.254cm" fo:wrap-option="wrap"/>
    </style:style>
    <style:style style:name="Mpr25" style:family="presentation" style:parent-style-name="_32__5f_Title_20_Slide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2__5f_Title_20_Slide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_37__5f_Title_20_Slid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8" style:family="presentation" style:parent-style-name="_37__5f_Title_20_Slide-outline1">
      <style:graphic-properties draw:stroke="none" svg:stroke-width="0cm" draw:fill="none" draw:textarea-vertical-align="top" draw:auto-grow-height="true" draw:fit-to-size="false" style:shrink-to-fit="false" fo:min-height="8.287cm" fo:padding-top="0cm" fo:padding-bottom="0cm" fo:padding-left="0.254cm" fo:padding-right="0.254cm" fo:wrap-option="wrap"/>
    </style:style>
    <style:style style:name="Mpr29" style:family="presentation" style:parent-style-name="_37__5f_Title_20_Slid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_37__5f_Title_20_Slid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_35__5f_Title_20_Slid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32" style:family="presentation" style:parent-style-name="_35__5f_Title_20_Slide-title">
      <style:graphic-properties draw:stroke="none" svg:stroke-width="0cm" draw:fill="none" draw:textarea-vertical-align="middle" draw:auto-grow-height="true" draw:fit-to-size="false" style:shrink-to-fit="false" fo:min-height="2.386cm" fo:padding-top="0.1cm" fo:padding-bottom="0.1cm" fo:padding-left="0.254cm" fo:padding-right="0.254cm" fo:wrap-option="wrap"/>
    </style:style>
    <style:style style:name="Mpr33" style:family="presentation" style:parent-style-name="_35__5f_Title_20_Slide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34" style:family="presentation" style:parent-style-name="_35__5f_Title_20_Slide-backgroundobjects">
      <style:graphic-properties draw:stroke="none" draw:fill="none" draw:fill-color="#ffffff" draw:auto-grow-height="false" fo:min-height="1.397cm"/>
    </style:style>
    <style:style style:name="Mpr35" style:family="presentation" style:parent-style-name="_35__5f_Title_20_Slide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_36__5f_Title_20_Slide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37" style:family="presentation" style:parent-style-name="_36__5f_Title_20_Slide-backgroundobjects">
      <style:graphic-properties draw:stroke="none" draw:fill="none" draw:fill-color="#ffffff" draw:auto-grow-height="false" fo:min-height="1.397cm"/>
    </style:style>
    <style:style style:name="Mpr38" style:family="presentation" style:parent-style-name="_36__5f_Title_20_Slide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_33__5f_Title_20_Slide_5f_-title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.254cm" fo:padding-right="0.254cm" fo:wrap-option="wrap"/>
    </style:style>
    <style:style style:name="Mpr40" style:family="presentation" style:parent-style-name="_33__5f_Title_20_Slide_5f_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41" style:family="presentation" style:parent-style-name="_33__5f_Title_20_Slide_5f_-backgroundobjects">
      <style:graphic-properties draw:stroke="none" svg:stroke-width="0cm" draw:fill="none" draw:fill-color="#ffffff" draw:textarea-vertical-align="top" draw:auto-grow-height="true" draw:fit-to-size="false" style:shrink-to-fit="false" fo:min-height="0.419cm" fo:padding-top="0cm" fo:padding-bottom="0cm" fo:padding-left="0.25cm" fo:padding-right="0.25cm" fo:wrap-option="wrap"/>
    </style:style>
    <style:style style:name="Mpr42" style:family="presentation" style:parent-style-name="_33__5f_Title_20_Slide_5f_-backgroundobjects">
      <style:graphic-properties draw:stroke="none" draw:fill="none" draw:fill-color="#ffffff" draw:auto-grow-height="false" fo:min-height="1.397cm"/>
    </style:style>
    <style:style style:name="Mpr43" style:family="presentation" style:parent-style-name="_33__5f_Title_20_Slide_5f_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_33__5f_Title_20_Slide_5f__5f_-title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.254cm" fo:padding-right="0.254cm" fo:wrap-option="wrap"/>
    </style:style>
    <style:style style:name="Mpr45" style:family="presentation" style:parent-style-name="_33__5f_Title_20_Slide_5f__5f_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</style:style>
    <style:style style:name="Mpr46" style:family="presentation" style:parent-style-name="_33__5f_Title_20_Slide_5f__5f_-backgroundobjects">
      <style:graphic-properties draw:stroke="none" svg:stroke-width="0cm" draw:fill="none" draw:fill-color="#ffffff" draw:textarea-vertical-align="top" draw:auto-grow-height="true" draw:fit-to-size="false" style:shrink-to-fit="false" fo:min-height="0.419cm" fo:padding-top="0cm" fo:padding-bottom="0cm" fo:padding-left="0.25cm" fo:padding-right="0.25cm" fo:wrap-option="wrap"/>
    </style:style>
    <style:style style:name="Mpr47" style:family="presentation" style:parent-style-name="_33__5f_Title_20_Slide_5f__5f_-backgroundobjects">
      <style:graphic-properties draw:stroke="none" draw:fill="none" draw:fill-color="#ffffff" draw:auto-grow-height="false" fo:min-height="0.985cm"/>
    </style:style>
    <style:style style:name="Mpr48" style:family="presentation" style:parent-style-name="_33__5f_Title_20_Slide_5f__5f_-backgroundobjects">
      <style:graphic-properties draw:stroke="none" draw:fill="none" draw:fill-color="#ffffff" draw:auto-grow-height="false" fo:min-height="1.397cm"/>
    </style:style>
    <style:style style:name="Mpr49" style:family="presentation" style:parent-style-name="_33__5f_Title_20_Slide_5f__5f_-backgroundobjects">
      <style:graphic-properties draw:stroke="none" draw:fill="none" draw:fill-color="#ffffff" draw:textarea-vertical-align="bottom" draw:auto-grow-height="false" fo:min-height="1.397cm"/>
    </style:style>
    <style:style style:name="Mco1" style:family="table-column">
      <style:table-column-properties style:column-width="3.286cm" style:use-optimal-column-width="false"/>
    </style:style>
    <style:style style:name="Mro1" style:family="table-row">
      <style:table-row-properties style:row-height="1.271cm"/>
    </style:style>
    <style:style style:name="Mce1" style:family="table-cell">
      <loext:graphic-properties style:repeat="repeat"/>
      <style:paragraph-properties fo:border-left="0.48pt dashed #ffffff" fo:border-right="0.48pt dashed #ffffff" fo:border-top="0.48pt dashed #ffffff" fo:border-bottom="1.5pt dashed #ffffff"/>
    </style:style>
    <style:style style:name="Mce2" style:family="table-cell">
      <loext:graphic-properties style:repeat="repeat"/>
      <style:paragraph-properties fo:border="0.48pt dashed #ffffff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b1151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11720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265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2" style:family="paragraph">
      <style:paragraph-properties fo:margin-left="0cm" fo:margin-right="0cm" fo:margin-top="0cm" fo:margin-bottom="0cm" fo:line-height="14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margin-left="0cm" fo:margin-right="0cm" fo:margin-top="0.265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9pt" fo:hyphenate="false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MP3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04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3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7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8" style:family="paragraph">
      <loext:graphic-properties draw:fill="none"/>
      <style:paragraph-properties fo:margin-left="0cm" fo:margin-right="0cm" fo:margin-top="0cm" fo:margin-bottom="0cm" fo:line-height="140%" fo:text-align="start" fo:text-indent="0cm" style:punctuation-wrap="hanging" style:writing-mode="lr-tb" style:font-independent-line-spacing="true"/>
      <style:text-properties fo:font-size="18pt" fo:hyphenate="false"/>
    </style:style>
    <style:style style:name="MP39" style:family="paragraph">
      <style:paragraph-properties fo:text-align="center"/>
      <style:text-properties fo:font-size="14pt" style:font-size-asian="14pt" style:font-size-complex="14pt"/>
    </style:style>
    <style:style style:name="MP4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81b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Calibri" fo:font-size="8pt" fo:letter-spacing="normal" fo:font-style="normal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7" style:family="text">
      <style:text-properties fo:font-variant="normal" fo:text-transform="none" fo:color="#a50119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666666" style:text-line-through-style="none" style:text-line-through-type="none" style:text-position="super 58%" style:font-name="Calibri" fo:font-size="8pt" fo:letter-spacing="normal" fo:font-style="normal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font-variant="normal" fo:text-transform="none" fo:color="#595959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alibri" fo:font-size="7pt" fo:letter-spacing="normal" fo:font-style="normal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7" draw:text-style-name="MP11" draw:layer="backgroundobjects" svg:width="3.298cm" svg:height="0.587cm" svg:x="20.079cm" svg:y="13.773cm">
        <text:p text:style-name="MP10"><text:span text:style-name="MT3">Lundi 18 Mars 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</text:span><text:span text:style-name="MT4">l’énergie </text:span><text:span text:style-name="MT4">atomique et aux </text:span><text:span text:style-name="MT4">énergies </text:span><text:span text:style-name="MT4">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6" draw:layer="backgroundobjects" svg:width="25.399cm" svg:height="1.868cm" svg:x="0cm" svg:y="12.4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re 3" draw:style-name="Mgr8" draw:text-style-name="MP15" draw:layer="backgroundobjects" svg:width="16.375cm" svg:height="0.729cm" svg:x="1.757cm" svg:y="7.827cm">
        <text:p text:style-name="MP14"><text:span text:style-name="MT5">DE LA RECHERCHE À L’INDUS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7" draw:text-style-name="MP13" draw:layer="backgroundobjects" svg:width="16.212cm" svg:height="0.716cm" svg:x="1.739cm" svg:y="12.829cm">
        <text:p text:style-name="MP12"><text:span text:style-name="MT6">Com</text:span><text:span text:style-name="MT6">missa</text:span><text:span text:style-name="MT6">riat à </text:span><text:span text:style-name="MT6">l’éner</text:span><text:span text:style-name="MT6">gie </text:span><text:span text:style-name="MT6">atomi</text:span><text:span text:style-name="MT6">que et </text:span><text:span text:style-name="MT6">aux </text:span><text:span text:style-name="MT6">énergi</text:span><text:span text:style-name="MT6">es </text:span><text:span text:style-name="MT6">altern</text:span><text:span text:style-name="MT6">atives </text:span><text:span text:style-name="MT6">- </text:span><text:span text:style-name="MT7">www.</text:span><text:span text:style-name="MT7">cea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6" draw:text-style-name="MP9" draw:layer="backgroundobjects" svg:width="25.399cm" svg:height="12.523cm" svg:x="0cm" svg:y="-0.084cm">
        <draw:image xlink:href="Pictures/10000000000002D0000001631489FD43C5F7B932.jpg" xlink:type="simple" xlink:show="embed" xlink:actuate="onLoad">
          <text:p/>
        </draw:image>
      </draw:frame>
      <draw:frame draw:name="Picture 9" draw:style-name="Mgr9" draw:text-style-name="MP9" draw:layer="backgroundobjects" svg:width="4.045cm" svg:height="3.302cm" svg:x="2.038cm" svg:y="3.877cm">
        <draw:image xlink:href="Pictures/100000000000011B000000E7795CE7A47A4D3241.jpg" xlink:type="simple" xlink:show="embed" xlink:actuate="onLoad">
          <text:p/>
        </draw:image>
      </draw:frame>
      <draw:frame draw:name="Espace réservé du texte 12" presentation:style-name="Mpr1" draw:text-style-name="MP17" draw:layer="backgroundobjects" svg:width="13.692cm" svg:height="8.541cm" svg:x="1.757cm" svg:y="9.294cm" presentation:class="outline" presentation:user-transformed="true">
        <draw:text-box>
          <text:list text:style-name="ML2">
            <text:list-item>
              <text:p text:style-name="MP16"><text:span text:style-name="MT8">TITRE A VENIR</text:span></text:p>
            </text:list-item>
          </text:list>
        </draw:text-box>
      </draw:frame>
      <draw:frame draw:name="Espace réservé du texte 12" presentation:style-name="Mpr1" draw:text-style-name="MP11" draw:layer="backgroundobjects" svg:width="6.128cm" svg:height="8.541cm" svg:x="1.757cm" svg:y="10.671cm" presentation:class="outline" presentation:user-transformed="true">
        <draw:text-box>
          <text:p text:style-name="MP18"><text:span text:style-name="MT9">LUNDI 18 MARS 2019</text:span></text:p>
        </draw:text-box>
      </draw:frame>
      <draw:frame presentation:style-name="Diapositive_20_de_20_titr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7" draw:text-style-name="MP11" draw:layer="backgroundobjects" svg:width="3.298cm" svg:height="0.587cm" svg:x="20.079cm" svg:y="13.773cm">
        <text:p text:style-name="MP10"><text:span text:style-name="MT3">Lundi 18 Mars 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6" draw:layer="backgroundobjects" svg:width="25.399cm" svg:height="1.868cm" svg:x="0cm" svg:y="12.4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re 3" draw:style-name="Mgr8" draw:text-style-name="MP15" draw:layer="backgroundobjects" svg:width="16.375cm" svg:height="0.729cm" svg:x="1.757cm" svg:y="7.827cm">
        <text:p text:style-name="MP14"><text:span text:style-name="MT5">DE LA RECHERCHE À L’INDUS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7" draw:text-style-name="MP13" draw:layer="backgroundobjects" svg:width="16.212cm" svg:height="0.716cm" svg:x="1.739cm" svg:y="12.829cm">
        <text:p text:style-name="MP12"><text:span text:style-name="MT6">Commissariat à l’énergie atomique et aux énergies alternatives - </text:span><text:span text:style-name="MT7">www.cea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6" draw:text-style-name="MP9" draw:layer="backgroundobjects" svg:width="25.399cm" svg:height="12.523cm" svg:x="0cm" svg:y="-0.084cm">
        <draw:image xlink:href="Pictures/10000000000002D0000001631489FD43C5F7B932.jpg" xlink:type="simple" xlink:show="embed" xlink:actuate="onLoad">
          <text:p/>
        </draw:image>
      </draw:frame>
      <draw:frame draw:name="Picture 9" draw:style-name="Mgr9" draw:text-style-name="MP9" draw:layer="backgroundobjects" svg:width="4.045cm" svg:height="3.302cm" svg:x="2.038cm" svg:y="3.877cm">
        <draw:image xlink:href="Pictures/100000000000011B000000E7795CE7A47A4D3241.jpg" xlink:type="simple" xlink:show="embed" xlink:actuate="onLoad">
          <text:p/>
        </draw:image>
      </draw:frame>
      <draw:frame draw:name="Espace réservé du texte 12" presentation:style-name="Mpr4" draw:text-style-name="MP17" draw:layer="backgroundobjects" svg:width="13.692cm" svg:height="8.541cm" svg:x="1.757cm" svg:y="9.294cm" presentation:class="outline" presentation:user-transformed="true">
        <draw:text-box>
          <text:list text:style-name="ML2">
            <text:list-item>
              <text:p text:style-name="MP16"><text:span text:style-name="MT8">TITRE A VENIR</text:span></text:p>
            </text:list-item>
          </text:list>
        </draw:text-box>
      </draw:frame>
      <draw:frame draw:name="Espace réservé du texte 12" presentation:style-name="Mpr4" draw:text-style-name="MP11" draw:layer="backgroundobjects" svg:width="6.128cm" svg:height="8.541cm" svg:x="1.757cm" svg:y="10.671cm" presentation:class="outline" presentation:user-transformed="true">
        <draw:text-box>
          <text:p text:style-name="MP18"><text:span text:style-name="MT9">LUNDI 18 MARS 2019</text:span></text:p>
        </draw:text-box>
      </draw:frame>
      <draw:frame draw:name="Espace réservé pour une image  10" presentation:style-name="Mpr5" draw:text-style-name="MP13" draw:layer="backgroundobjects" svg:width="7.787cm" svg:height="5.529cm" svg:x="15.45cm" svg:y="1.699cm" presentation:class="outline" presentation:user-transformed="true">
        <draw:text-box>
          <text:p text:style-name="MP19"><text:span text:style-name="MT10">Cliquez sur l'icône pour ajouter une image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_5f_Title_20_Slide-title" draw:layer="backgroundobjects" svg:width="18.624cm" svg:height="10.476cm" svg:x="1.482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Slide" style:display-name="3_Title Slid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10" draw:text-style-name="MP20" draw:layer="backgroundobjects" svg:width="4.073cm" svg:height="0.589cm" svg:x="19.304cm" svg:y="13.773cm">
        <text:p text:style-name="MP10"><text:span text:style-name="MT3">September 14</text:span><text:span text:style-name="MT11">th</text:span><text:span text:style-name="MT3">,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8" draw:text-style-name="MP22" draw:layer="backgroundobjects" svg:width="17.144cm" svg:height="0.885cm" svg:x="2.307cm" svg:y="0.361cm" presentation:class="title" presentation:user-transformed="true">
        <draw:text-box>
          <text:p text:style-name="MP21"><text:span text:style-name="MT12">CLICK TO EDIT MASTER TITLE STYLE</text:span></text:p>
        </draw:text-box>
      </draw:frame>
      <draw:frame draw:name="Text Placeholder 2" presentation:style-name="Mpr9" draw:text-style-name="MP27" draw:layer="backgroundobjects" svg:width="16.43cm" svg:height="8.541cm" svg:x="4.221cm" svg:y="3.943cm" presentation:class="outline" presentation:user-transformed="true">
        <draw:text-box>
          <text:list text:style-name="ML2">
            <text:list-item>
              <text:p text:style-name="MP23"><text:span text:style-name="MT13">Modifier les styles du texte du masque</text:span></text:p>
              <text:list>
                <text:list-item>
                  <text:p text:style-name="MP24"><text:span text:style-name="MT14">Deuxième niveau</text:span></text:p>
                  <text:list>
                    <text:list-item>
                      <text:p text:style-name="MP25"><text:span text:style-name="MT15">Troisième niveau</text:span></text:p>
                      <text:list>
                        <text:list-item>
                          <text:p text:style-name="MP26"><text:span text:style-name="MT16">Quatrième niveau</text:span></text:p>
                          <text:list>
                            <text:list-item>
                              <text:p text:style-name="MP23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2" presentation:style-name="Mpr9" draw:text-style-name="MP27" draw:layer="backgroundobjects" svg:width="16.508cm" svg:height="8.541cm" svg:x="4.221cm" svg:y="2.224cm" presentation:class="outline" presentation:user-transformed="true">
        <draw:text-box>
          <text:p text:style-name="MP28"><text:span text:style-name="MT13">Texte simple de la diapositive</text:span></text:p>
        </draw:text-box>
      </draw:frame>
      <draw:frame draw:name="Slide Number Placeholder 2" presentation:style-name="Mpr10" draw:text-style-name="MP30" draw:layer="backgroundobjects" svg:width="1.307cm" svg:height="0.419cm" svg:x="23.734cm" svg:y="13.878cm" presentation:class="page-number" presentation:user-transformed="true">
        <draw:text-box>
          <text:p text:style-name="MP29"><text:span text:style-name="MT17"><text:page-number>&lt;number&gt;</text:page-number></text:span></text:p>
        </draw:text-box>
      </draw:frame>
      <presentation:notes style:page-layout-name="PM2">
        <draw:page-thumbnail presentation:style-name="_33__5f_Title_20_Slide-title" draw:layer="backgroundobjects" svg:width="18.624cm" svg:height="10.476cm" svg:x="1.482cm" svg:y="2.123cm" presentation:class="page"/>
        <draw:frame presentation:style-name="_33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Slide" style:display-name="8_Title Slid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3" draw:text-style-name="MP22" draw:layer="backgroundobjects" svg:width="17.144cm" svg:height="0.885cm" svg:x="2.307cm" svg:y="0.361cm" presentation:class="title" presentation:user-transformed="true">
        <draw:text-box>
          <text:p text:style-name="MP21"><text:span text:style-name="MT12">CLICK TO EDIT MASTER TITLE STYLE</text:span></text:p>
        </draw:text-box>
      </draw:frame>
      <draw:frame draw:name="Espace réservé du texte 2" presentation:style-name="Mpr14" draw:text-style-name="MP27" draw:layer="backgroundobjects" svg:width="16.508cm" svg:height="8.541cm" svg:x="4.221cm" svg:y="2.224cm" presentation:class="outline" presentation:user-transformed="true">
        <draw:text-box>
          <text:list text:style-name="ML2">
            <text:list-item>
              <text:p text:style-name="MP28"><text:span text:style-name="MT13">Texte simple de la diapositive</text:span></text:p>
            </text:list-item>
          </text:list>
        </draw:text-box>
      </draw:frame>
      <draw:frame draw:name="Slide Number Placeholder 2" presentation:style-name="Mpr15" draw:text-style-name="MP31" draw:layer="backgroundobjects" svg:width="1.307cm" svg:height="8.287cm" svg:x="23.734cm" svg:y="13.903cm" presentation:class="page-number" presentation:user-transformed="true">
        <draw:text-box>
          <text:p text:style-name="MP29"><text:span text:style-name="MT17"><text:page-number>&lt;number&gt;</text:page-number></text:span></text:p>
        </draw:text-box>
      </draw:frame>
      <draw:frame draw:name="Espace réservé du contenu 2" draw:style-name="standard" draw:layer="backgroundobjects" svg:width="16.429cm" svg:height="6.354cm" svg:x="4.221cm" svg:y="4.015cm">
        <table:table>
          <table:table-column table:style-name="Mco1"/>
          <table:table-column table:style-name="Mco1"/>
          <table:table-column table:style-name="Mco1"/>
          <table:table-column table:style-name="Mco1"/>
          <table:table-column table:style-name="Mco1"/>
          <table:table-row table:style-name="Mro1" table:default-cell-style-name="Mce1">
            <table:table-cell/>
            <table:table-cell/>
            <table:table-cell/>
            <table:table-cell/>
            <table:table-cell/>
          </table:table-row>
          <table:table-row table:style-name="Mro1" table:default-cell-style-name="Mce2">
            <table:table-cell/>
            <table:table-cell/>
            <table:table-cell/>
            <table:table-cell/>
            <table:table-cell/>
          </table:table-row>
          <table:table-row table:style-name="Mro1" table:default-cell-style-name="Mce2">
            <table:table-cell/>
            <table:table-cell/>
            <table:table-cell/>
            <table:table-cell/>
            <table:table-cell/>
          </table:table-row>
          <table:table-row table:style-name="Mro1" table:default-cell-style-name="Mce2">
            <table:table-cell/>
            <table:table-cell/>
            <table:table-cell/>
            <table:table-cell/>
            <table:table-cell/>
          </table:table-row>
          <table:table-row table:style-name="Mro1" table:default-cell-style-name="Mce2">
            <table:table-cell/>
            <table:table-cell/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draw:custom-shape draw:name="Espace réservé du texte 12" draw:style-name="Mgr11" draw:text-style-name="MP20" draw:layer="backgroundobjects" svg:width="4.073cm" svg:height="0.589cm" svg:x="19.304cm" svg:y="13.773cm">
        <text:p text:style-name="MP10"><text:span text:style-name="MT3">Thursday, February 27, 202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8__5f_Title_20_Slide-title" draw:layer="backgroundobjects" svg:width="18.624cm" svg:height="10.476cm" svg:x="1.482cm" svg:y="2.123cm" presentation:class="page"/>
        <draw:frame presentation:style-name="_38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Slide" style:display-name="9_Title Slid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8" draw:text-style-name="MP22" draw:layer="backgroundobjects" svg:width="17.144cm" svg:height="0.885cm" svg:x="2.307cm" svg:y="0.361cm" presentation:class="title" presentation:user-transformed="true">
        <draw:text-box>
          <text:p text:style-name="MP21"><text:span text:style-name="MT12">CLICK TO EDIT MASTER TITLE STYLE</text:span></text:p>
        </draw:text-box>
      </draw:frame>
      <draw:frame draw:name="Slide Number Placeholder 2" presentation:style-name="Mpr19" draw:text-style-name="MP31" draw:layer="backgroundobjects" svg:width="1.307cm" svg:height="8.287cm" svg:x="23.734cm" svg:y="13.903cm" presentation:class="page-number" presentation:user-transformed="true">
        <draw:text-box>
          <text:p text:style-name="MP29"><text:span text:style-name="MT17"><text:page-number>&lt;number&gt;</text:page-number></text:span></text:p>
        </draw:text-box>
      </draw:frame>
      <draw:frame draw:name="Espace réservé du contenu 1" draw:style-name="Mgr12" draw:text-style-name="MP9" draw:layer="backgroundobjects" svg:width="7.904cm" svg:height="5.67cm" svg:x="8.369cm" svg:y="4.431cm">
        <loext:p/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name="Espace réservé du texte 2" presentation:style-name="Mpr20" draw:text-style-name="MP27" draw:layer="backgroundobjects" svg:width="16.508cm" svg:height="8.541cm" svg:x="4.221cm" svg:y="2.224cm" presentation:class="outline" presentation:user-transformed="true">
        <draw:text-box>
          <text:list text:style-name="ML2">
            <text:list-item>
              <text:p text:style-name="MP28"><text:span text:style-name="MT13">Texte simple de la diapositive</text:span></text:p>
            </text:list-item>
          </text:list>
        </draw:text-box>
      </draw:frame>
      <draw:custom-shape draw:name="Espace réservé du texte 12" draw:style-name="Mgr13" draw:text-style-name="MP20" draw:layer="backgroundobjects" svg:width="4.073cm" svg:height="0.589cm" svg:x="19.304cm" svg:y="13.773cm">
        <text:p text:style-name="MP10"><text:span text:style-name="MT3">Thursday, February 27, 202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9__5f_Title_20_Slide-title" draw:layer="backgroundobjects" svg:width="18.624cm" svg:height="10.476cm" svg:x="1.482cm" svg:y="2.123cm" presentation:class="page"/>
        <draw:frame presentation:style-name="_39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7" draw:text-style-name="MP11" draw:layer="backgroundobjects" svg:width="3.298cm" svg:height="0.587cm" svg:x="20.079cm" svg:y="13.773cm">
        <text:p text:style-name="MP10"><text:span text:style-name="MT3">Lundi 18 Mars 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6" draw:layer="backgroundobjects" svg:width="25.399cm" svg:height="1.868cm" svg:x="0cm" svg:y="12.4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re 3" draw:style-name="Mgr8" draw:text-style-name="MP15" draw:layer="backgroundobjects" svg:width="16.375cm" svg:height="0.729cm" svg:x="1.757cm" svg:y="7.827cm">
        <text:p text:style-name="MP14"><text:span text:style-name="MT5">DE LA RECHERCHE À L’INDUS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7" draw:text-style-name="MP13" draw:layer="backgroundobjects" svg:width="16.212cm" svg:height="0.716cm" svg:x="1.739cm" svg:y="12.829cm">
        <text:p text:style-name="MP12"><text:span text:style-name="MT6">Commissariat à l’énergie atomique et aux énergies alternatives - </text:span><text:span text:style-name="MT7">www.cea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10" presentation:style-name="Mpr23" draw:text-style-name="MP13" draw:layer="backgroundobjects" svg:width="7.787cm" svg:height="5.529cm" svg:x="15.45cm" svg:y="1.699cm" presentation:class="outline" presentation:user-transformed="true">
        <draw:text-box>
          <text:list text:style-name="ML2">
            <text:list-item>
              <text:p text:style-name="MP19"><text:span text:style-name="MT10">Cliquez sur l'icône pour ajouter une image</text:span></text:p>
            </text:list-item>
          </text:list>
        </draw:text-box>
      </draw:frame>
      <draw:frame draw:name="Picture 1" draw:style-name="Mgr6" draw:text-style-name="MP9" draw:layer="backgroundobjects" svg:width="25.399cm" svg:height="12.523cm" svg:x="0cm" svg:y="-0.084cm">
        <draw:image xlink:href="Pictures/10000000000002D000000163314323E0F382D938.jpg" xlink:type="simple" xlink:show="embed" xlink:actuate="onLoad">
          <text:p/>
        </draw:image>
      </draw:frame>
      <draw:frame draw:name="Espace réservé du texte 5" presentation:style-name="Mpr24" draw:text-style-name="MP27" draw:layer="backgroundobjects" svg:width="3.342cm" svg:height="8.287cm" svg:x="1.762cm" svg:y="9.992cm" presentation:class="outline" presentation:user-transformed="true">
        <draw:text-box>
          <text:p text:style-name="MP28"><text:span text:style-name="MT13">Partie 1</text:span></text:p>
        </draw:text-box>
      </draw:frame>
      <draw:frame draw:name="Espace réservé pour une image  7" presentation:style-name="Mpr23" draw:text-style-name="MP13" draw:layer="backgroundobjects" svg:width="9.521cm" svg:height="6.738cm" svg:x="2.082cm" svg:y="1.523cm" presentation:class="outline" presentation:user-transformed="true">
        <draw:text-box>
          <text:p text:style-name="MP19"><text:span text:style-name="MT10">Cliquez sur l'icône pour ajouter une image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2__5f_Title_20_Slide-title" draw:layer="backgroundobjects" svg:width="18.624cm" svg:height="10.476cm" svg:x="1.482cm" svg:y="2.123cm" presentation:class="page"/>
        <draw:frame presentation:style-name="_32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Slide" style:display-name="7_Title Slid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7" draw:text-style-name="MP11" draw:layer="backgroundobjects" svg:width="3.298cm" svg:height="0.587cm" svg:x="20.079cm" svg:y="13.773cm">
        <text:p text:style-name="MP10"><text:span text:style-name="MT3">Lundi 18 Mars 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6" draw:layer="backgroundobjects" svg:width="25.399cm" svg:height="1.868cm" svg:x="0cm" svg:y="12.4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re 3" draw:style-name="Mgr8" draw:text-style-name="MP15" draw:layer="backgroundobjects" svg:width="16.375cm" svg:height="0.729cm" svg:x="1.757cm" svg:y="7.827cm">
        <text:p text:style-name="MP14"><text:span text:style-name="MT5">DE LA RECHERCHE À L’INDUS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7" draw:text-style-name="MP13" draw:layer="backgroundobjects" svg:width="16.212cm" svg:height="0.716cm" svg:x="1.739cm" svg:y="12.829cm">
        <text:p text:style-name="MP12"><text:span text:style-name="MT6">Commissariat à l’énergie atomique et aux énergies alternatives - </text:span><text:span text:style-name="MT7">www.cea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25.399cm" svg:height="12.523cm" svg:x="0cm" svg:y="-0.084cm">
        <draw:image xlink:href="Pictures/10000000000002D000000163867628BF9F17A8F9.jpg" xlink:type="simple" xlink:show="embed" xlink:actuate="onLoad">
          <text:p/>
        </draw:image>
      </draw:frame>
      <draw:frame draw:name="Espace réservé pour une image  7" presentation:style-name="Mpr27" draw:text-style-name="MP13" draw:layer="backgroundobjects" svg:width="10.746cm" svg:height="7.903cm" svg:x="2.082cm" svg:y="1.698cm" presentation:class="outline" presentation:user-transformed="true">
        <draw:text-box>
          <text:list text:style-name="ML2">
            <text:list-item>
              <text:p text:style-name="MP19"><text:span text:style-name="MT10">Cliquez sur l'icône pour ajouter une image</text:span></text:p>
            </text:list-item>
          </text:list>
        </draw:text-box>
      </draw:frame>
      <draw:frame draw:name="Espace réservé du texte 5" presentation:style-name="Mpr28" draw:text-style-name="MP27" draw:layer="backgroundobjects" svg:width="3.342cm" svg:height="8.287cm" svg:x="1.762cm" svg:y="10.003cm" presentation:class="outline" presentation:user-transformed="true">
        <draw:text-box>
          <text:p text:style-name="MP28"><text:span text:style-name="MT13">Partie 1</text:span></text:p>
        </draw:text-box>
      </draw:frame>
      <draw:frame presentation:style-name="_37__5f_Title_20_Slid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7__5f_Title_20_Slide-title" draw:layer="backgroundobjects" svg:width="18.624cm" svg:height="10.476cm" svg:x="1.482cm" svg:y="2.123cm" presentation:class="page"/>
        <draw:frame presentation:style-name="_37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Slide" style:display-name="5_Title Slid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7" draw:text-style-name="MP11" draw:layer="backgroundobjects" svg:width="3.298cm" svg:height="0.587cm" svg:x="20.079cm" svg:y="13.773cm">
        <text:p text:style-name="MP10"><text:span text:style-name="MT3">Lundi 18 Mars 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6" draw:layer="backgroundobjects" svg:width="25.399cm" svg:height="1.868cm" svg:x="0cm" svg:y="12.4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re 3" draw:style-name="Mgr8" draw:text-style-name="MP15" draw:layer="backgroundobjects" svg:width="16.375cm" svg:height="0.729cm" svg:x="1.757cm" svg:y="7.827cm">
        <text:p text:style-name="MP14"><text:span text:style-name="MT5">DE LA RECHERCHE À L’INDUS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7" draw:text-style-name="MP13" draw:layer="backgroundobjects" svg:width="16.212cm" svg:height="0.716cm" svg:x="1.739cm" svg:y="12.829cm">
        <text:p text:style-name="MP12"><text:span text:style-name="MT6">Commissariat à l’énergie atomique et aux énergies alternatives - </text:span><text:span text:style-name="MT7">www.cea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10" presentation:style-name="Mpr31" draw:text-style-name="MP13" draw:layer="backgroundobjects" svg:width="7.787cm" svg:height="5.529cm" svg:x="15.45cm" svg:y="1.699cm" presentation:class="outline" presentation:user-transformed="true">
        <draw:text-box>
          <text:list text:style-name="ML2">
            <text:list-item>
              <text:p text:style-name="MP19"><text:span text:style-name="MT10">Cliquez sur l'icône pour ajouter une image</text:span></text:p>
            </text:list-item>
          </text:list>
        </draw:text-box>
      </draw:frame>
      <draw:frame draw:name="Picture 1" draw:style-name="Mgr6" draw:text-style-name="MP9" draw:layer="backgroundobjects" svg:width="25.399cm" svg:height="12.523cm" svg:x="0cm" svg:y="-0.084cm">
        <draw:image xlink:href="Pictures/10000000000002D000000163314323E0F382D938.jpg" xlink:type="simple" xlink:show="embed" xlink:actuate="onLoad">
          <text:p/>
        </draw:image>
      </draw:frame>
      <draw:frame draw:name="Titre 1" presentation:style-name="Mpr32" draw:text-style-name="MP17" draw:layer="backgroundobjects" svg:width="9.928cm" svg:height="2.586cm" svg:x="6.812cm" svg:y="4.102cm" presentation:class="title" presentation:user-transformed="true">
        <draw:text-box>
          <text:p text:style-name="MP32"><text:span text:style-name="MT18">Merci de votre attention</text:span></text:p>
        </draw:text-box>
      </draw:frame>
      <draw:frame draw:name="Espace réservé du texte 18" presentation:style-name="Mpr33" draw:text-style-name="MP34" draw:layer="backgroundobjects" svg:width="14.266cm" svg:height="8.541cm" svg:x="2.066cm" svg:y="9.174cm" presentation:class="outline" presentation:user-transformed="true">
        <draw:text-box>
          <text:p text:style-name="MP33"><text:span text:style-name="MT19">Crédits photos </text:span><text:span text:style-name="MT20">: XXXXXXXXXXX</text:span></text:p>
        </draw:text-box>
      </draw:frame>
      <draw:frame draw:name="Espace réservé du texte 20" presentation:style-name="Mpr33" draw:text-style-name="MP36" draw:layer="backgroundobjects" svg:width="9.82cm" svg:height="8.541cm" svg:x="6.812cm" svg:y="6.542cm" presentation:class="outline" presentation:user-transformed="true">
        <draw:text-box>
          <text:p text:style-name="MP35"><text:span text:style-name="MT21">Mise à jour XXXXXX 2019</text:span></text:p>
        </draw:text-box>
      </draw:frame>
      <draw:frame draw:name="Picture 9" draw:style-name="Mgr9" draw:text-style-name="MP9" draw:layer="backgroundobjects" svg:width="4.045cm" svg:height="3.302cm" svg:x="2.038cm" svg:y="3.877cm">
        <draw:image xlink:href="Pictures/100000000000011B000000E7795CE7A47A4D3241.jpg" xlink:type="simple" xlink:show="embed" xlink:actuate="onLoad">
          <text:p/>
        </draw:image>
      </draw:frame>
      <presentation:notes style:page-layout-name="PM2">
        <draw:page-thumbnail presentation:style-name="_35__5f_Title_20_Slide-title" draw:layer="backgroundobjects" svg:width="18.624cm" svg:height="10.476cm" svg:x="1.482cm" svg:y="2.123cm" presentation:class="page"/>
        <draw:frame presentation:style-name="_35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Slide" style:display-name="6_Title Slide" style:page-layout-name="PM1" draw:style-name="Mdp1">
      <draw:custom-shape draw:name="Rectangle 7" draw:style-name="Mgr3" draw:text-style-name="MP6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6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7" draw:text-style-name="MP11" draw:layer="backgroundobjects" svg:width="3.298cm" svg:height="0.587cm" svg:x="20.079cm" svg:y="13.773cm">
        <text:p text:style-name="MP10"><text:span text:style-name="MT3">Lundi 18 Mars 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13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6" draw:layer="backgroundobjects" svg:width="25.399cm" svg:height="1.868cm" svg:x="0cm" svg:y="12.4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re 3" draw:style-name="Mgr8" draw:text-style-name="MP15" draw:layer="backgroundobjects" svg:width="16.375cm" svg:height="0.729cm" svg:x="1.757cm" svg:y="7.827cm">
        <text:p text:style-name="MP14"><text:span text:style-name="MT5">DE LA RECHERCHE À L’INDUS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0" draw:style-name="Mgr7" draw:text-style-name="MP13" draw:layer="backgroundobjects" svg:width="16.212cm" svg:height="0.716cm" svg:x="1.739cm" svg:y="12.829cm">
        <text:p text:style-name="MP12"><text:span text:style-name="MT6">Commissariat à l’énergie atomique et aux énergies alternatives - </text:span><text:span text:style-name="MT7">www.cea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6" draw:text-style-name="MP9" draw:layer="backgroundobjects" svg:width="25.399cm" svg:height="12.523cm" svg:x="0cm" svg:y="-0.084cm">
        <draw:image xlink:href="Pictures/10000000000002D0000001631489FD43C5F7B932.jpg" xlink:type="simple" xlink:show="embed" xlink:actuate="onLoad">
          <text:p/>
        </draw:image>
      </draw:frame>
      <draw:frame draw:name="Picture 9" draw:style-name="Mgr9" draw:text-style-name="MP9" draw:layer="backgroundobjects" svg:width="4.045cm" svg:height="3.302cm" svg:x="2.038cm" svg:y="3.877cm">
        <draw:image xlink:href="Pictures/100000000000011B000000E7795CE7A47A4D3241.jpg" xlink:type="simple" xlink:show="embed" xlink:actuate="onLoad">
          <text:p/>
        </draw:image>
      </draw:frame>
      <draw:custom-shape draw:name="Titre 3" draw:style-name="Mgr8" draw:text-style-name="MP15" draw:layer="backgroundobjects" svg:width="16.375cm" svg:height="0.729cm" svg:x="1.757cm" svg:y="7.827cm">
        <text:p text:style-name="MP14"><text:span text:style-name="MT5">DE LA RECHERCHE À L’INDUS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2" presentation:style-name="Mpr36" draw:text-style-name="MP17" draw:layer="backgroundobjects" svg:width="13.692cm" svg:height="8.541cm" svg:x="1.757cm" svg:y="9.294cm" presentation:class="outline" presentation:user-transformed="true">
        <draw:text-box>
          <text:list text:style-name="ML2">
            <text:list-item>
              <text:p text:style-name="MP16"><text:span text:style-name="MT8">Annexes</text:span></text:p>
            </text:list-item>
          </text:list>
        </draw:text-box>
      </draw:frame>
      <draw:frame draw:name="Espace réservé du texte 12" presentation:style-name="Mpr36" draw:text-style-name="MP11" draw:layer="backgroundobjects" svg:width="6.128cm" svg:height="8.541cm" svg:x="1.757cm" svg:y="10.671cm" presentation:class="outline" presentation:user-transformed="true">
        <draw:text-box>
          <text:p text:style-name="MP18"><text:span text:style-name="MT9">LUNDI 18 MARS 2019</text:span></text:p>
        </draw:text-box>
      </draw:frame>
      <draw:frame presentation:style-name="_36__5f_Title_20_Slid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6__5f_Title_20_Slide-title" draw:layer="backgroundobjects" svg:width="18.624cm" svg:height="10.476cm" svg:x="1.482cm" svg:y="2.123cm" presentation:class="page"/>
        <draw:frame presentation:style-name="_36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Slide_5f_" style:display-name="3_Title Slide_" style:page-layout-name="PM1" draw:style-name="Mdp1">
      <draw:custom-shape draw:name="Rectangle 7" draw:style-name="Mgr14" draw:text-style-name="MP37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5" draw:text-style-name="MP37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6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7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18" draw:text-style-name="MP20" draw:layer="backgroundobjects" svg:width="4.073cm" svg:height="0.589cm" svg:x="19.304cm" svg:y="13.773cm">
        <text:p text:style-name="MP10"><text:span text:style-name="MT3">October 7th,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38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39" draw:text-style-name="MP22" draw:layer="backgroundobjects" svg:width="17.144cm" svg:height="0.885cm" svg:x="2.307cm" svg:y="0.361cm" presentation:class="title" presentation:user-transformed="true">
        <draw:text-box>
          <text:p text:style-name="MP21"><text:span text:style-name="MT12">CLICK TO EDIT MASTER TITLE STYLE</text:span></text:p>
        </draw:text-box>
      </draw:frame>
      <draw:frame draw:name="Text Placeholder 2" presentation:style-name="Mpr40" draw:text-style-name="MP27" draw:layer="backgroundobjects" svg:width="16.43cm" svg:height="8.541cm" svg:x="4.221cm" svg:y="3.943cm" presentation:class="outline" presentation:user-transformed="true">
        <draw:text-box>
          <text:list text:style-name="ML2">
            <text:list-item>
              <text:p text:style-name="MP23"><text:span text:style-name="MT13">Modifier les styles du texte du masque</text:span></text:p>
              <text:list>
                <text:list-item>
                  <text:p text:style-name="MP24"><text:span text:style-name="MT14">Deuxième niveau</text:span></text:p>
                  <text:list>
                    <text:list-item>
                      <text:p text:style-name="MP25"><text:span text:style-name="MT15">Troisième niveau</text:span></text:p>
                      <text:list>
                        <text:list-item>
                          <text:p text:style-name="MP26"><text:span text:style-name="MT16">Quatrième niveau</text:span></text:p>
                          <text:list>
                            <text:list-item>
                              <text:p text:style-name="MP23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2" presentation:style-name="Mpr40" draw:text-style-name="MP27" draw:layer="backgroundobjects" svg:width="16.508cm" svg:height="8.541cm" svg:x="4.221cm" svg:y="2.224cm" presentation:class="outline" presentation:user-transformed="true">
        <draw:text-box>
          <text:p text:style-name="MP28"><text:span text:style-name="MT13">Texte simple de la diapositive</text:span></text:p>
        </draw:text-box>
      </draw:frame>
      <draw:frame draw:name="Slide Number Placeholder 2" presentation:style-name="Mpr41" draw:text-style-name="MP30" draw:layer="backgroundobjects" svg:width="1.307cm" svg:height="0.419cm" svg:x="23.734cm" svg:y="13.878cm" presentation:class="page-number" presentation:user-transformed="true">
        <draw:text-box>
          <text:p text:style-name="MP29"><text:span text:style-name="MT17"><text:page-number>&lt;number&gt;</text:page-number></text:span></text:p>
        </draw:text-box>
      </draw:frame>
      <presentation:notes style:page-layout-name="PM2">
        <draw:page-thumbnail presentation:style-name="_33__5f_Title_20_Slide_5f_-title" draw:layer="backgroundobjects" svg:width="18.624cm" svg:height="10.476cm" svg:x="1.482cm" svg:y="2.123cm" presentation:class="page"/>
        <draw:frame presentation:style-name="_33__5f_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Slide_5f__5f_" style:display-name="3_Title Slide__" style:page-layout-name="PM1" draw:style-name="Mdp1">
      <draw:custom-shape draw:name="Rectangle 7" draw:style-name="Mgr14" draw:text-style-name="MP37" draw:layer="backgroundobjects" svg:width="23.377cm" svg:height="0.533cm" svg:x="0cm" svg:y="13.808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5" draw:text-style-name="MP37" draw:layer="backgroundobjects" svg:width="25.399cm" svg:height="1.649cm" svg:x="0cm" svg:y="-0.054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6" draw:text-style-name="MP7" draw:layer="backgroundobjects" svg:width="2.021cm" svg:height="0.49cm" svg:x="23.378cm" svg:y="13.8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7" draw:text-style-name="MP8" draw:layer="backgroundobjects" svg:width="2.021cm" svg:height="1.632cm" svg:x="0cm" svg:y="-0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5" draw:style-name="Mgr6" draw:text-style-name="MP9" draw:layer="backgroundobjects" svg:width="1.275cm" svg:height="0.721cm" svg:x="0.353cm" svg:y="0.469cm">
        <draw:image xlink:href="Pictures/100002010000006F0000003F3784E27DF178936D.png" xlink:type="simple" xlink:show="embed" xlink:actuate="onLoad">
          <text:p/>
        </draw:image>
      </draw:frame>
      <draw:custom-shape draw:name="Espace réservé du texte 12" draw:style-name="Mgr19" draw:text-style-name="MP20" draw:layer="backgroundobjects" svg:width="4.073cm" svg:height="0.589cm" svg:x="19.304cm" svg:y="13.773cm">
        <text:p text:style-name="MP10"><text:span text:style-name="MT3">September 14th,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7" draw:text-style-name="MP38" draw:layer="backgroundobjects" svg:width="7.135cm" svg:height="0.547cm" svg:x="0.201cm" svg:y="13.68cm">
        <text:p text:style-name="MP12"><text:span text:style-name="MT4">Commissariat à l’énergie atomique et aux énergies alternativ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44" draw:text-style-name="MP22" draw:layer="backgroundobjects" svg:width="17.144cm" svg:height="0.885cm" svg:x="2.307cm" svg:y="0.361cm" presentation:class="title" presentation:user-transformed="true">
        <draw:text-box>
          <text:p text:style-name="MP21"><text:span text:style-name="MT12">CLICK TO EDIT MASTER TITLE STYLE</text:span></text:p>
        </draw:text-box>
      </draw:frame>
      <draw:frame draw:name="Text Placeholder 2" presentation:style-name="Mpr45" draw:text-style-name="MP27" draw:layer="backgroundobjects" svg:width="16.43cm" svg:height="8.541cm" svg:x="4.221cm" svg:y="3.943cm" presentation:class="outline" presentation:user-transformed="true">
        <draw:text-box>
          <text:list text:style-name="ML2">
            <text:list-item>
              <text:p text:style-name="MP23"><text:span text:style-name="MT13">Modifier les styles du texte du masque</text:span></text:p>
              <text:list>
                <text:list-item>
                  <text:p text:style-name="MP24"><text:span text:style-name="MT14">Deuxième niveau</text:span></text:p>
                  <text:list>
                    <text:list-item>
                      <text:p text:style-name="MP25"><text:span text:style-name="MT15">Troisième niveau</text:span></text:p>
                      <text:list>
                        <text:list-item>
                          <text:p text:style-name="MP26"><text:span text:style-name="MT16">Quatrième niveau</text:span></text:p>
                          <text:list>
                            <text:list-item>
                              <text:p text:style-name="MP23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2" presentation:style-name="Mpr45" draw:text-style-name="MP27" draw:layer="backgroundobjects" svg:width="16.508cm" svg:height="8.541cm" svg:x="4.221cm" svg:y="2.224cm" presentation:class="outline" presentation:user-transformed="true">
        <draw:text-box>
          <text:p text:style-name="MP28"><text:span text:style-name="MT13">Texte simple de la diapositive</text:span></text:p>
        </draw:text-box>
      </draw:frame>
      <draw:frame draw:name="Slide Number Placeholder 2" presentation:style-name="Mpr46" draw:text-style-name="MP30" draw:layer="backgroundobjects" svg:width="1.307cm" svg:height="0.419cm" svg:x="23.734cm" svg:y="13.878cm" presentation:class="page-number" presentation:user-transformed="true">
        <draw:text-box>
          <text:p text:style-name="MP29"><text:span text:style-name="MT17"><text:page-number>&lt;number&gt;</text:page-number></text:span></text:p>
        </draw:text-box>
      </draw:frame>
      <draw:frame presentation:style-name="Mpr47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40" draw:layer="backgroundobjects" svg:width="8.05cm" svg:height="0.984cm" svg:x="8.686cm" svg:y="13.016cm" presentation:class="footer">
        <draw:text-box>
          <text:p text:style-name="MP39"><text:span text:style-name="MT1"><presentation:footer/></text:span></text:p>
        </draw:text-box>
      </draw:frame>
      <presentation:notes style:page-layout-name="PM2">
        <draw:page-thumbnail presentation:style-name="_33__5f_Title_20_Slide_5f__5f_-title" draw:layer="backgroundobjects" svg:width="18.624cm" svg:height="10.476cm" svg:x="1.482cm" svg:y="2.123cm" presentation:class="page"/>
        <draw:frame presentation:style-name="_33__5f_Title_20_Slide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GUILLAUME Nathalie</meta:initial-creator>
    <meta:editing-cycles>191</meta:editing-cycles>
    <meta:creation-date>2019-03-22T09:49:44</meta:creation-date>
    <dc:date>2021-11-24T16:34:43.996081870</dc:date>
    <meta:editing-duration>PT14H33M7S</meta:editing-duration>
    <meta:generator>LibreOffice/5.3.6.1$Linux_X86_64 LibreOffice_project/30$Build-1</meta:generator>
    <meta:document-statistic meta:object-count="428"/>
    <meta:user-defined meta:name="AppVersion">16.0000</meta:user-defined>
    <meta:user-defined meta:name="Company">CEA</meta:user-defined>
    <meta:user-defined meta:name="ContentTypeId">0x0101009AC65FE4C57B4241B7BB126C82049321006502EDEDC0136B40BE1694CA6DFB09E5</meta:user-defined>
    <meta:user-defined meta:name="HiddenSlides" meta:value-type="float">0</meta:user-defined>
    <meta:user-defined meta:name="HyperlinksChanged" meta:value-type="boolean">false</meta:user-defined>
    <meta:user-defined meta:name="I2ICODE" meta:value-type="string">WEB</meta:user-defined>
    <meta:user-defined meta:name="I2ISITECODE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user-defined meta:name="TaxKeyword" meta:value-type="string"/>
    <meta:user-defined meta:name="WebApplicationID" meta:value-type="string">3f72b11a-dedf-47a1-b48a-dfd7b45017bd</meta:user-defined>
    <meta:template xlink:type="simple" xlink:actuate="onRequest" xlink:title="CEA_16-9_template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2pt" style:font-size-asian="12pt" style:font-size-complex="12pt"/>
    </style:style>
    <style:style style:name="ch4" style:family="chart">
      <style:chart-properties chart:include-hidden-cells="false" chart:auto-position="true" chart:auto-size="true" chart:treat-empty-cells="leave-gap" loext:external-data="ppt/embeddings/Feuille_de_calcul_Microsoft_Excel.xlsx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tru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8pt" style:font-size-asian="18pt" style:font-size-complex="18pt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7.905cm" svg:height="5.671cm" xlink:href="." xlink:type="simple" chart:class="chart:circle" chart:style-name="ch1">
        <chart:title svg:x="4.903cm" svg:y="0.341cm" chart:style-name="ch2">
          <text:p>Publications </text:p>
        </chart:title>
        <chart:legend svg:x="5.687cm" svg:y="0.962cm" style:legend-expansion="custom" chartooo:width="2.027cm" chartooo:height="4.239cm" style:legend-expansion-aspect-ratio="0.478178815758434" chart:style-name="ch3"/>
        <chart:plot-area chart:style-name="ch4" chart:data-source-has-labels="both" svg:x="0.158cm" svg:y="1.134cm" svg:width="7.589cm" svg:height="4.424cm">
          <chartooo:coordinate-region svg:x="1.741cm" svg:y="1.135cm" svg:width="4.423cm" svg:height="4.423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es</text:p>
              </table:table-cell>
            </table:table-row>
          </table:table-header-rows>
          <table:table-rows>
            <table:table-row>
              <table:table-cell office:value-type="string">
                <text:p>1er trim.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e trim.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e trim.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e trim.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